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trained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970178" calcext:value-type="float">
            <text:p>81970178</text:p>
          </table:table-cell>
          <table:table-cell office:value-type="float" office:value="88505675" calcext:value-type="float">
            <text:p>88505675</text:p>
          </table:table-cell>
          <table:table-cell table:style-name="ce1" office:value-type="percentage" office:value="0.074" calcext:value-type="percentage">
            <text:p>7,40%</text:p>
          </table:table-cell>
          <table:table-cell office:value-type="string" calcext:value-type="string">
            <text:p>/home/aw/MobileInceptionRetrained/graphs/inception_v3_5000/retrained_dog_graph_inception_v3_5000_0.01.pb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retrained.J6:.J202])" office:value-type="float" office:value="0.649228464" calcext:value-type="float">
            <text:p>0,649228464</text:p>
          </table:table-cell>
          <table:table-cell table:style-name="ce2" table:formula="of:=COUNTIFS([retrained.J6:.J200];&quot;=0&quot;)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6075002" calcext:value-type="float">
            <text:p>0,6075002</text:p>
          </table:table-cell>
          <table:table-cell table:number-columns-repeated="5"/>
          <table:table-cell table:formula="of:=IF([retrained.B8]=&quot;great&quot;;IF([retrained.C8]=&quot;dane&quot;;[retrained.D8];0);0)" office:value-type="float" office:value="0.6075002" calcext:value-type="float">
            <text:p>0,607500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9653802" calcext:value-type="float">
            <text:p>0,09653802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8618494" calcext:value-type="float">
            <text:p>0,0861849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mastiff</text:p>
          </table:table-cell>
          <table:table-cell office:value-type="float" office:value="0.04726134" calcext:value-type="float">
            <text:p>0,04726134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32427225" calcext:value-type="float">
            <text:p>0,032427225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5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5935616" calcext:value-type="float">
            <text:p>0,5935616</text:p>
          </table:table-cell>
          <table:table-cell table:number-columns-repeated="6"/>
          <table:table-cell table:formula="of:=IF([retrained.B18]=&quot;maltese&quot;;[retrained.C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4847787" calcext:value-type="float">
            <text:p>0,14847787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7571981" calcext:value-type="float">
            <text:p>0,07571981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4046003" calcext:value-type="float">
            <text:p>0,04404600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24764344" calcext:value-type="float">
            <text:p>0,02476434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4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8517136" calcext:value-type="float">
            <text:p>0,8517136</text:p>
          </table:table-cell>
          <table:table-cell table:number-columns-repeated="5"/>
          <table:table-cell table:formula="of:=IF([retrained.B28]=&quot;border&quot;;IF([retrained.C28]=&quot;collie&quot;;[retrained.D28];0);0)" office:value-type="float" office:value="0.8517136" calcext:value-type="float">
            <text:p>0,85171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00593105" calcext:value-type="float">
            <text:p>0,100593105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10786997" calcext:value-type="float">
            <text:p>0,010786997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70013693" calcext:value-type="float">
            <text:p>0,0070013693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5393475" calcext:value-type="float">
            <text:p>0,001539347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5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50027597" calcext:value-type="float">
            <text:p>0,50027597</text:p>
          </table:table-cell>
          <table:table-cell table:number-columns-repeated="3"/>
          <table:table-cell table:formula="of:=IF([retrained.B38]=&quot;greater&quot;;IF([retrained.C38]=&quot;swiss&quot;;IF([retrained.D38]=&quot;mountain&quot;;IF([retrained.E38]=&quot;dog&quot;;[retrained.F38];0);0);0);0)" office:value-type="float" office:value="0.50027597" calcext:value-type="float">
            <text:p>0,5002759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3521046" calcext:value-type="float">
            <text:p>0,352104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49082555" calcext:value-type="float">
            <text:p>0,049082555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inscher</text:p>
          </table:table-cell>
          <table:table-cell office:value-type="float" office:value="0.0045600063" calcext:value-type="float">
            <text:p>0,0045600063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setter</text:p>
          </table:table-cell>
          <table:table-cell office:value-type="float" office:value="0.0035072786" calcext:value-type="float">
            <text:p>0,0035072786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5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669456" calcext:value-type="float">
            <text:p>0,9669456</text:p>
          </table:table-cell>
          <table:table-cell table:number-columns-repeated="5"/>
          <table:table-cell table:formula="of:=IF([retrained.B48]=&quot;bedlington&quot;;IF([retrained.C48]=&quot;terrier&quot;;[retrained.D48];0);0)" office:value-type="float" office:value="0.9669456" calcext:value-type="float">
            <text:p>0,966945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19601777" calcext:value-type="float">
            <text:p>0,0019601777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17637041" calcext:value-type="float">
            <text:p>0,001763704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01612875" calcext:value-type="float">
            <text:p>0,001612875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14881439" calcext:value-type="float">
            <text:p>0,001488143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1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72881573" calcext:value-type="float">
            <text:p>0,72881573</text:p>
          </table:table-cell>
          <table:table-cell table:number-columns-repeated="6"/>
          <table:table-cell table:formula="of:=IF([retrained.B58]=&quot;akita&quot;;[retrained.C58];0)" office:value-type="float" office:value="0.72881573" calcext:value-type="float">
            <text:p>0,7288157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58936365" calcext:value-type="float">
            <text:p>0,05893636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55544365" calcext:value-type="float">
            <text:p>0,055544365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54822993" calcext:value-type="float">
            <text:p>0,054822993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42272676" calcext:value-type="float">
            <text:p>0,042272676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6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94166" calcext:value-type="float">
            <text:p>0,994166</text:p>
          </table:table-cell>
          <table:table-cell table:number-columns-repeated="6"/>
          <table:table-cell table:formula="of:=IF([retrained.B68]=&quot;chihuahua&quot;;[retrained.C68];0)" office:value-type="float" office:value="0.994166" calcext:value-type="float">
            <text:p>0,99416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8064653" calcext:value-type="float">
            <text:p>0,0008064653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042598203" calcext:value-type="float">
            <text:p>0,000425982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terrier</text:p>
          </table:table-cell>
          <table:table-cell office:value-type="float" office:value="0.000309279" calcext:value-type="float">
            <text:p>0,000309279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025392728" calcext:value-type="float">
            <text:p>0,0002539273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5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2571726" calcext:value-type="float">
            <text:p>0,22571726</text:p>
          </table:table-cell>
          <table:table-cell table:number-columns-repeated="4"/>
          <table:table-cell table:formula="of:=IF([retrained.B78]=&quot;pembroke&quot;;IF([retrained.C78]=&quot;welsh&quot;;IF([retrained.D78]=&quot;corgi&quot;;[retrained.E78];0)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0399131" calcext:value-type="float">
            <text:p>0,2039913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1566568" calcext:value-type="float">
            <text:p>0,11566568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02746606" calcext:value-type="float">
            <text:p>0,102746606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5539046" calcext:value-type="float">
            <text:p>0,05539046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5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70390266" calcext:value-type="float">
            <text:p>0,70390266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retrained.B88]=&quot;canaan&quot;;IF([retrained.C88]=&quot;dog&quot;;[retrained.D88];0);0)" office:value-type="float" office:value="0.70390266" calcext:value-type="float">
            <text:p>0,7039026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9618828" calcext:value-type="float">
            <text:p>0,09618828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39514622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8123145" calcext:value-type="float">
            <text:p>0,0812314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toli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15360432" calcext:value-type="float">
            <text:p>0,015360432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14377297" calcext:value-type="float">
            <text:p>0,01437729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49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41072" calcext:value-type="float">
            <text:p>0,541072</text:p>
          </table:table-cell>
          <table:table-cell table:number-columns-repeated="4"/>
          <table:table-cell table:formula="of:=IF([retrained.B98]=&quot;cardigan&quot;;IF([retrained.C98]=&quot;welsh&quot;;IF([retrained.D98]=&quot;corgi&quot;;[retrained.E98];0);0);0)" office:value-type="float" office:value="0.541072" calcext:value-type="float">
            <text:p>0,541072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39514616" calcext:value-type="float">
            <text:p>0,39514616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73581785" calcext:value-type="float">
            <text:p>0,0073581785</text:p>
          </table:table-cell>
          <table:table-cell office:value-type="string" calcext:value-type="string">
            <text:p>0.0084824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42199534" calcext:value-type="float">
            <text:p>0,0042199534</text:p>
          </table:table-cell>
          <table:table-cell office:value-type="string" calcext:value-type="string">
            <text:p>terrier</text:p>
          </table:table-cell>
          <table:table-cell office:value-type="string" calcext:value-type="string">
            <text:p>0.008027147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9542057" calcext:value-type="float">
            <text:p>0,003954205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6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85503584" calcext:value-type="float">
            <text:p>0,85503584</text:p>
          </table:table-cell>
          <table:table-cell table:number-columns-repeated="6"/>
          <table:table-cell table:formula="of:=IF([retrained.B108]=&quot;basenji&quot;;[retrained.C108];0)" office:value-type="float" office:value="0.85503584" calcext:value-type="float">
            <text:p>0,8550358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1133751" calcext:value-type="float">
            <text:p>0,01133751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8482427" calcext:value-type="float">
            <text:p>0,008482427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8027183" calcext:value-type="float">
            <text:p>0,008027183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71710236" calcext:value-type="float">
            <text:p>0,0071710236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1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430433" calcext:value-type="float">
            <text:p>0,430433</text:p>
          </table:table-cell>
          <table:table-cell office:value-type="string" calcext:value-type="string">
            <text:p>0.27511308</text:p>
          </table:table-cell>
          <table:table-cell table:number-columns-repeated="5"/>
          <table:table-cell table:formula="of:=IF([retrained.B118]=&quot;havanese&quot;;[retrained.C118];0)" office:value-type="float" office:value="0.430433" calcext:value-type="float">
            <text:p>0,43043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26069003" calcext:value-type="float">
            <text:p>0,26069003</text:p>
          </table:table-cell>
          <table:table-cell office:value-type="string" calcext:value-type="string">
            <text:p>0.23607057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1565228" calcext:value-type="float">
            <text:p>0,1565228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100185625" calcext:value-type="float">
            <text:p>0,100185625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11404528" calcext:value-type="float">
            <text:p>0,011404528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6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27511248" calcext:value-type="float">
            <text:p>0,27511248</text:p>
          </table:table-cell>
          <table:table-cell table:number-columns-repeated="5"/>
          <table:table-cell table:formula="of:=IF([retrained.B128]=&quot;norwegian&quot;;IF([retrained.C128]=&quot;lundehund&quot;;[retrained.D128];0);0)" office:value-type="float" office:value="0.27511248" calcext:value-type="float">
            <text:p>0,2751124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23607175" calcext:value-type="float">
            <text:p>0,23607175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23035204" calcext:value-type="float">
            <text:p>0,23035204</text:p>
          </table:table-cell>
          <table:table-cell office:value-type="string" calcext:value-type="string">
            <text:p>0.08464501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76805905" calcext:value-type="float">
            <text:p>0,07680590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49510755" calcext:value-type="float">
            <text:p>0,049510755</text:p>
          </table:table-cell>
          <table:table-cell office:value-type="string" calcext:value-type="string">
            <text:p>0.016511986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6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41688046" calcext:value-type="float">
            <text:p>0,41688046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retrained.B138]=&quot;miniature&quot;;IF([retrained.C138]=&quot;schnauzer&quot;;[retrained.D13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9104224" calcext:value-type="float">
            <text:p>0,19104224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84645025" calcext:value-type="float">
            <text:p>0,08464502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20161016" calcext:value-type="float">
            <text:p>0,020161016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16511988" calcext:value-type="float">
            <text:p>0,016511988</text:p>
          </table:table-cell>
          <table:table-cell office:value-type="string" calcext:value-type="string">
            <text:p>0.0090960525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61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7870157" calcext:value-type="float">
            <text:p>0,7870157</text:p>
          </table:table-cell>
          <table:table-cell table:number-columns-repeated="4"/>
          <table:table-cell table:formula="of:=IF([retrained.B148]=&quot;english&quot;;IF([retrained.C148]=&quot;springer&quot;;IF([retrained.D148]=&quot;spaniel&quot;;[retrained.E148];0);0);0)" office:value-type="float" office:value="0.7870157" calcext:value-type="float">
            <text:p>0,787015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36550365" calcext:value-type="float">
            <text:p>0,036550365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16813701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26138" calcext:value-type="float">
            <text:p>0,0326138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1943605" calcext:value-type="float">
            <text:p>0,01943605</text:p>
          </table:table-cell>
          <table:table-cell office:value-type="string" calcext:value-type="string">
            <text:p>0.047679115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090960385" calcext:value-type="float">
            <text:p>0,0090960385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2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906213" calcext:value-type="float">
            <text:p>0,9906213</text:p>
          </table:table-cell>
          <table:table-cell table:number-columns-repeated="5"/>
          <table:table-cell table:formula="of:=IF([retrained.B158]=&quot;afghan&quot;;IF([retrained.C158]=&quot;hound&quot;;[retrained.D158];0);0)" office:value-type="float" office:value="0.9906213" calcext:value-type="float">
            <text:p>0,990621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03075543" calcext:value-type="float">
            <text:p>0,003075543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0532124" calcext:value-type="float">
            <text:p>0,000532124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048811964" calcext:value-type="float">
            <text:p>0,0004881196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035667483" calcext:value-type="float">
            <text:p>0,0003566748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97379136" calcext:value-type="float">
            <text:p>0,97379136</text:p>
          </table:table-cell>
          <table:table-cell table:number-columns-repeated="6"/>
          <table:table-cell table:formula="of:=IF([retrained.B168]=&quot;affenpinscher&quot;;[retrained.C168];0)" office:value-type="float" office:value="0.97379136" calcext:value-type="float">
            <text:p>0,9737913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67910245" calcext:value-type="float">
            <text:p>0,0067910245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022775955" calcext:value-type="float">
            <text:p>0,002277595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007410831" calcext:value-type="float">
            <text:p>0,0007410831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006862558" calcext:value-type="float">
            <text:p>0,000686255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8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4825727" calcext:value-type="float">
            <text:p>0,94825727</text:p>
          </table:table-cell>
          <table:table-cell table:number-columns-repeated="6"/>
          <table:table-cell table:formula="of:=IF([retrained.B178]=&quot;pomeranian&quot;;[retrained.C178];0)" office:value-type="float" office:value="0.94825727" calcext:value-type="float">
            <text:p>0,9482572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skimo</text:p>
          </table:table-cell>
          <table:table-cell office:value-type="string" calcext:value-type="string">
            <text:p>dog</text:p>
          </table:table-cell>
          <table:table-cell office:value-type="float" office:value="0.011768984" calcext:value-type="float">
            <text:p>0,011768984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3013416" calcext:value-type="float">
            <text:p>0,0033013416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eeshond</text:p>
          </table:table-cell>
          <table:table-cell office:value-type="float" office:value="0.0031959198" calcext:value-type="float">
            <text:p>0,0031959198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02492284" calcext:value-type="float">
            <text:p>0,002492284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8602032" calcext:value-type="float">
            <text:p>0,8602032</text:p>
          </table:table-cell>
          <table:table-cell table:number-columns-repeated="4"/>
          <table:table-cell table:formula="of:=IF([retrained.B188]=&quot;german&quot;;IF([retrained.C188]=&quot;shepherd&quot;;IF([retrained.D188]=&quot;dog&quot;;[retrained.E188];0);0);0)" office:value-type="float" office:value="0.8602032" calcext:value-type="float">
            <text:p>0,860203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61116353" calcext:value-type="float">
            <text:p>0,061116353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tervuren</text:p>
          </table:table-cell>
          <table:table-cell office:value-type="float" office:value="0.029026585" calcext:value-type="float">
            <text:p>0,02902658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85942745" calcext:value-type="float">
            <text:p>0,0085942745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auceron</text:p>
          </table:table-cell>
          <table:table-cell office:value-type="float" office:value="0.0073029427" calcext:value-type="float">
            <text:p>0,0073029427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54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6970737" calcext:value-type="float">
            <text:p>0,96970737</text:p>
          </table:table-cell>
          <table:table-cell table:number-columns-repeated="5"/>
          <table:table-cell table:formula="of:=IF([retrained.B198]=&quot;australian&quot;;IF([retrained.C198]=&quot;shepherd&quot;;[retrained.D198];0);0)" office:value-type="float" office:value="0.96970737" calcext:value-type="float">
            <text:p>0,9697073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11993304" calcext:value-type="float">
            <text:p>0,01199330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60070152" calcext:value-type="float">
            <text:p>0,0060070152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5434767" calcext:value-type="float">
            <text:p>0,0045434767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1419978" calcext:value-type="float">
            <text:p>0,001419978</text:p>
          </table:table-cell>
          <table:table-cell table:number-columns-repeated="8"/>
        </table:table-row>
      </table:table>
      <table:table table:name="op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0:33:43.811 29316-29762/org.tensorflow.demo I/tensorflow: ClassifierActivity: Inference time: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81839572" calcext:value-type="float">
            <text:p>81839572</text:p>
          </table:table-cell>
          <table:table-cell office:value-type="float" office:value="88222145" calcext:value-type="float">
            <text:p>88222145</text:p>
          </table:table-cell>
          <table:table-cell table:style-name="ce1" office:value-type="percentage" office:value="0.072" calcext:value-type="percentage">
            <text:p>7,20%</text:p>
          </table:table-cell>
          <table:table-cell office:value-type="string" calcext:value-type="string">
            <text:p>/home/aw/MobileInceptionRetrained/graphs/inception_v3_5000/opt1_retrained_dog_graph_inception_v3_5000_0.01.pb</text:p>
          </table:table-cell>
          <table:table-cell table:number-columns-repeated="9"/>
          <table:table-cell office:value-type="string" calcext:value-type="string">
            <text:p>01-23 10:33:46.968 29316-29762/org.tensorflow.demo I/tensorflow: ClassifierActivity: Inference time: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3:50.074 29316-29762/org.tensorflow.demo I/tensorflow: ClassifierActivity: Inference time: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1.J6:.J202])" office:value-type="float" office:value="0.6492285555" calcext:value-type="float">
            <text:p>0,6492285555</text:p>
          </table:table-cell>
          <table:table-cell table:style-name="ce2" table:formula="of:=COUNTIFS([opt1.J6:.J200];&quot;=0&quot;)" office:value-type="float" office:value="3" calcext:value-type="float">
            <text:p>3</text:p>
          </table:table-cell>
          <table:table-cell table:style-name="ce2" table:formula="of:=AVERAGE([.P1:.P20])" office:value-type="float" office:value="1092.15" calcext:value-type="float">
            <text:p>1092,15</text:p>
          </table:table-cell>
          <table:table-cell table:number-columns-repeated="2"/>
          <table:table-cell office:value-type="string" calcext:value-type="string">
            <text:p>01-23 10:33:53.247 29316-29762/org.tensorflow.demo I/tensorflow: ClassifierActivity: Inference time: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3:56.437 29316-29762/org.tensorflow.demo I/tensorflow: ClassifierActivity: Inference time: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0"/>
          <table:table-cell office:value-type="string" calcext:value-type="string">
            <text:p>01-23 10:33:59.573 29316-29762/org.tensorflow.demo I/tensorflow: ClassifierActivity: Inference time: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4:02.709 29316-29762/org.tensorflow.demo I/tensorflow: ClassifierActivity: Inference time: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6074999" calcext:value-type="float">
            <text:p>0,6074999</text:p>
          </table:table-cell>
          <table:table-cell table:number-columns-repeated="5"/>
          <table:table-cell table:formula="of:=IF([opt1.B8]=&quot;great&quot;;IF([opt1.C8]=&quot;dane&quot;;[opt1.D8];0);0)" office:value-type="float" office:value="0.6074999" calcext:value-type="float">
            <text:p>0,6074999</text:p>
          </table:table-cell>
          <table:table-cell table:number-columns-repeated="4"/>
          <table:table-cell office:value-type="string" calcext:value-type="string">
            <text:p>01-23 10:34:05.869 29316-29762/org.tensorflow.demo I/tensorflow: ClassifierActivity: Inference time: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965377" calcext:value-type="float">
            <text:p>0,0965377</text:p>
          </table:table-cell>
          <table:table-cell table:number-columns-repeated="11"/>
          <table:table-cell office:value-type="string" calcext:value-type="string">
            <text:p>01-23 10:34:08.913 29316-29762/org.tensorflow.demo I/tensorflow: ClassifierActivity: Inference time: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8618514" calcext:value-type="float">
            <text:p>0,08618514</text:p>
          </table:table-cell>
          <table:table-cell table:number-columns-repeated="10"/>
          <table:table-cell office:value-type="string" calcext:value-type="string">
            <text:p>01-23 10:34:12.146 29316-29762/org.tensorflow.demo I/tensorflow: ClassifierActivity: Inference time: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mastiff</text:p>
          </table:table-cell>
          <table:table-cell office:value-type="float" office:value="0.04726154" calcext:value-type="float">
            <text:p>0,04726154</text:p>
          </table:table-cell>
          <table:table-cell table:number-columns-repeated="10"/>
          <table:table-cell office:value-type="string" calcext:value-type="string">
            <text:p>01-23 10:34:15.116 29316-29762/org.tensorflow.demo I/tensorflow: ClassifierActivity: Inference time: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3242718" calcext:value-type="float">
            <text:p>0,03242718</text:p>
          </table:table-cell>
          <table:table-cell table:number-columns-repeated="11"/>
          <table:table-cell office:value-type="string" calcext:value-type="string">
            <text:p>01-23 10:34:18.230 29316-29762/org.tensorflow.demo I/tensorflow: ClassifierActivity: Inference time: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4:21.375 29316-29762/org.tensorflow.demo I/tensorflow: ClassifierActivity: Inference time: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0:34:24.633 29316-29762/org.tensorflow.demo I/tensorflow: ClassifierActivity: Inference time: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4:27.735 29316-29762/org.tensorflow.demo I/tensorflow: ClassifierActivity: Inference time: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7s</text:p>
          </table:table-cell>
          <table:table-cell table:number-columns-repeated="10"/>
          <table:table-cell office:value-type="string" calcext:value-type="string">
            <text:p>01-23 10:34:30.869 29316-29762/org.tensorflow.demo I/tensorflow: ClassifierActivity: Inference time: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4:33.872 29316-29762/org.tensorflow.demo I/tensorflow: ClassifierActivity: Inference time: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5935616" calcext:value-type="float">
            <text:p>0,5935616</text:p>
          </table:table-cell>
          <table:table-cell table:number-columns-repeated="6"/>
          <table:table-cell table:formula="of:=IF([opt1.B18]=&quot;maltese&quot;;[opt1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0:34:37.122 29316-29762/org.tensorflow.demo I/tensorflow: ClassifierActivity: Inference time: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484773" calcext:value-type="float">
            <text:p>0,1484773</text:p>
          </table:table-cell>
          <table:table-cell table:number-columns-repeated="11"/>
          <table:table-cell office:value-type="string" calcext:value-type="string">
            <text:p>01-23 10:34:40.457 29316-29762/org.tensorflow.demo I/tensorflow: ClassifierActivity: Inference time: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75720355" calcext:value-type="float">
            <text:p>0,075720355</text:p>
          </table:table-cell>
          <table:table-cell table:number-columns-repeated="11"/>
          <table:table-cell office:value-type="string" calcext:value-type="string">
            <text:p>01-23 10:34:43.687 29316-29762/org.tensorflow.demo I/tensorflow: ClassifierActivity: Inference time: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4046108" calcext:value-type="float">
            <text:p>0,044046108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24764374" calcext:value-type="float">
            <text:p>0,02476437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7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8517133" calcext:value-type="float">
            <text:p>0,8517133</text:p>
          </table:table-cell>
          <table:table-cell table:number-columns-repeated="5"/>
          <table:table-cell table:formula="of:=IF([opt1.B28]=&quot;border&quot;;IF([opt1.C28]=&quot;collie&quot;;[opt1.D28];0);0)" office:value-type="float" office:value="0.8517133" calcext:value-type="float">
            <text:p>0,8517133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0059326" calcext:value-type="float">
            <text:p>0,10059326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10787034" calcext:value-type="float">
            <text:p>0,010787034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7001373" calcext:value-type="float">
            <text:p>0,007001373</text:p>
          </table:table-cell>
          <table:table-cell table:number-columns-repeated="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5393513" calcext:value-type="float">
            <text:p>0,001539351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7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5002785" calcext:value-type="float">
            <text:p>0,5002785</text:p>
          </table:table-cell>
          <table:table-cell table:number-columns-repeated="3"/>
          <table:table-cell table:formula="of:=IF([opt1.B38]=&quot;greater&quot;;IF([opt1.C38]=&quot;swiss&quot;;IF([opt1.D38]=&quot;mountain&quot;;IF([opt1.E38]=&quot;dog&quot;;[opt1.F38];0);0);0);0)" office:value-type="float" office:value="0.5002785" calcext:value-type="float">
            <text:p>0,5002785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35210234" calcext:value-type="float">
            <text:p>0,35210234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49082544" calcext:value-type="float">
            <text:p>0,049082544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inscher</text:p>
          </table:table-cell>
          <table:table-cell office:value-type="float" office:value="0.004559981" calcext:value-type="float">
            <text:p>0,004559981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setter</text:p>
          </table:table-cell>
          <table:table-cell office:value-type="float" office:value="0.0035072658" calcext:value-type="float">
            <text:p>0,003507265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6694547" calcext:value-type="float">
            <text:p>0,96694547</text:p>
          </table:table-cell>
          <table:table-cell table:number-columns-repeated="5"/>
          <table:table-cell table:formula="of:=IF([opt1.B48]=&quot;bedlington&quot;;IF([opt1.C48]=&quot;terrier&quot;;[opt1.D48];0);0)" office:value-type="float" office:value="0.96694547" calcext:value-type="float">
            <text:p>0,96694547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1960184" calcext:value-type="float">
            <text:p>0,001960184</text:p>
          </table:table-cell>
          <table:table-cell table:number-columns-repeated="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17637115" calcext:value-type="float">
            <text:p>0,0017637115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016128795" calcext:value-type="float">
            <text:p>0,0016128795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14881494" calcext:value-type="float">
            <text:p>0,001488149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7288153" calcext:value-type="float">
            <text:p>0,7288153</text:p>
          </table:table-cell>
          <table:table-cell table:number-columns-repeated="6"/>
          <table:table-cell table:formula="of:=IF([opt1.B58]=&quot;akita&quot;;[opt1.C58];0)" office:value-type="float" office:value="0.7288153" calcext:value-type="float">
            <text:p>0,7288153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5893644" calcext:value-type="float">
            <text:p>0,05893644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55544335" calcext:value-type="float">
            <text:p>0,055544335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54823067" calcext:value-type="float">
            <text:p>0,054823067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42272873" calcext:value-type="float">
            <text:p>0,04227287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94166" calcext:value-type="float">
            <text:p>0,994166</text:p>
          </table:table-cell>
          <table:table-cell table:number-columns-repeated="6"/>
          <table:table-cell table:formula="of:=IF([opt1.B68]=&quot;chihuahua&quot;;[opt1.C68];0)" office:value-type="float" office:value="0.994166" calcext:value-type="float">
            <text:p>0,994166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80646644" calcext:value-type="float">
            <text:p>0,0008064664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042598284" calcext:value-type="float">
            <text:p>0,0004259828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terrier</text:p>
          </table:table-cell>
          <table:table-cell office:value-type="float" office:value="0.00030927933" calcext:value-type="float">
            <text:p>0,0003092793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02539275" calcext:value-type="float">
            <text:p>0,000253927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2571713" calcext:value-type="float">
            <text:p>0,22571713</text:p>
          </table:table-cell>
          <table:table-cell table:number-columns-repeated="4"/>
          <table:table-cell table:formula="of:=IF([opt1.B78]=&quot;pembroke&quot;;IF([opt1.C78]=&quot;welsh&quot;;IF([opt1.D78]=&quot;corgi&quot;;[opt1.E7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0399098" calcext:value-type="float">
            <text:p>0,20399098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15665615" calcext:value-type="float">
            <text:p>0,115665615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0274664" calcext:value-type="float">
            <text:p>0,10274664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55390667" calcext:value-type="float">
            <text:p>0,05539066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70390207" calcext:value-type="float">
            <text:p>0,70390207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1.B88]=&quot;canaan&quot;;IF([opt1.C88]=&quot;dog&quot;;[opt1.D88];0);0)" office:value-type="float" office:value="0.70390207" calcext:value-type="float">
            <text:p>0,7039020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96188515" calcext:value-type="float">
            <text:p>0,096188515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81231624" calcext:value-type="float">
            <text:p>0,081231624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toli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1536047" calcext:value-type="float">
            <text:p>0,01536047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14377304" calcext:value-type="float">
            <text:p>0,01437730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410719" calcext:value-type="float">
            <text:p>0,5410719</text:p>
          </table:table-cell>
          <table:table-cell table:number-columns-repeated="4"/>
          <table:table-cell table:formula="of:=IF([opt1.B98]=&quot;cardigan&quot;;IF([opt1.C98]=&quot;welsh&quot;;IF([opt1.D98]=&quot;corgi&quot;;[opt1.E98];0);0);0)" office:value-type="float" office:value="0.5410719" calcext:value-type="float">
            <text:p>0,5410719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39514622" calcext:value-type="float">
            <text:p>0,39514622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7358198" calcext:value-type="float">
            <text:p>0,007358198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42199567" calcext:value-type="float">
            <text:p>0,0042199567</text:p>
          </table:table-cell>
          <table:table-cell office:value-type="string" calcext:value-type="string">
            <text:p>terrier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9542103" calcext:value-type="float">
            <text:p>0,003954210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7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855036" calcext:value-type="float">
            <text:p>0,855036</text:p>
          </table:table-cell>
          <table:table-cell table:number-columns-repeated="6"/>
          <table:table-cell table:formula="of:=IF([opt1.B108]=&quot;basenji&quot;;[opt1.C108];0)" office:value-type="float" office:value="0.855036" calcext:value-type="float">
            <text:p>0,855036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11337459" calcext:value-type="float">
            <text:p>0,011337459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848244" calcext:value-type="float">
            <text:p>0,00848244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8027147" calcext:value-type="float">
            <text:p>0,008027147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71710455" calcext:value-type="float">
            <text:p>0,007171045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43043312" calcext:value-type="float">
            <text:p>0,43043312</text:p>
          </table:table-cell>
          <table:table-cell office:value-type="string" calcext:value-type="string">
            <text:p>0.27511308</text:p>
          </table:table-cell>
          <table:table-cell table:number-columns-repeated="5"/>
          <table:table-cell table:formula="of:=IF([opt1.B118]=&quot;havanese&quot;;[opt1.C118];0)" office:value-type="float" office:value="0.43043312" calcext:value-type="float">
            <text:p>0,43043312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2606901" calcext:value-type="float">
            <text:p>0,2606901</text:p>
          </table:table-cell>
          <table:table-cell office:value-type="string" calcext:value-type="string">
            <text:p>0.23607057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15652299" calcext:value-type="float">
            <text:p>0,15652299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100185126" calcext:value-type="float">
            <text:p>0,100185126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11404545" calcext:value-type="float">
            <text:p>0,01140454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27511308" calcext:value-type="float">
            <text:p>0,27511308</text:p>
          </table:table-cell>
          <table:table-cell table:number-columns-repeated="5"/>
          <table:table-cell table:formula="of:=IF([opt1.B128]=&quot;norwegian&quot;;IF([opt1.C128]=&quot;lundehund&quot;;[opt1.D128];0);0)" office:value-type="float" office:value="0.27511308" calcext:value-type="float">
            <text:p>0,27511308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23607057" calcext:value-type="float">
            <text:p>0,23607057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2303521" calcext:value-type="float">
            <text:p>0,2303521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76806076" calcext:value-type="float">
            <text:p>0,076806076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49510743" calcext:value-type="float">
            <text:p>0,049510743</text:p>
          </table:table-cell>
          <table:table-cell office:value-type="string" calcext:value-type="string">
            <text:p>0.01651198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41688022" calcext:value-type="float">
            <text:p>0,41688022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1.B138]=&quot;miniature&quot;;IF([opt1.C138]=&quot;schnauzer&quot;;[opt1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9104241" calcext:value-type="float">
            <text:p>0,19104241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8464501" calcext:value-type="float">
            <text:p>0,08464501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20160975" calcext:value-type="float">
            <text:p>0,020160975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16511986" calcext:value-type="float">
            <text:p>0,016511986</text:p>
          </table:table-cell>
          <table:table-cell office:value-type="string" calcext:value-type="string">
            <text:p>0.009096052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78701574" calcext:value-type="float">
            <text:p>0,78701574</text:p>
          </table:table-cell>
          <table:table-cell table:number-columns-repeated="4"/>
          <table:table-cell table:formula="of:=IF([opt1.B148]=&quot;english&quot;;IF([opt1.C148]=&quot;springer&quot;;IF([opt1.D148]=&quot;spaniel&quot;;[opt1.E148];0);0);0)" office:value-type="float" office:value="0.78701574" calcext:value-type="float">
            <text:p>0,78701574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36550276" calcext:value-type="float">
            <text:p>0,036550276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16813701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2613877" calcext:value-type="float">
            <text:p>0,032613877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19436095" calcext:value-type="float">
            <text:p>0,019436095</text:p>
          </table:table-cell>
          <table:table-cell office:value-type="string" calcext:value-type="string">
            <text:p>0.047679115</text:p>
          </table:table-cell>
          <table:table-cell table:number-columns-repeated="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090960525" calcext:value-type="float">
            <text:p>0,009096052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906213" calcext:value-type="float">
            <text:p>0,9906213</text:p>
          </table:table-cell>
          <table:table-cell table:number-columns-repeated="5"/>
          <table:table-cell table:formula="of:=IF([opt1.B158]=&quot;afghan&quot;;IF([opt1.C158]=&quot;hound&quot;;[opt1.D158];0);0)" office:value-type="float" office:value="0.9906213" calcext:value-type="float">
            <text:p>0,990621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030755373" calcext:value-type="float">
            <text:p>0,0030755373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0532122" calcext:value-type="float">
            <text:p>0,000532122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04881184" calcext:value-type="float">
            <text:p>0,0004881184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035667277" calcext:value-type="float">
            <text:p>0,000356672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97379136" calcext:value-type="float">
            <text:p>0,97379136</text:p>
          </table:table-cell>
          <table:table-cell table:number-columns-repeated="6"/>
          <table:table-cell table:formula="of:=IF([opt1.B168]=&quot;affenpinscher&quot;;[opt1.C168];0)" office:value-type="float" office:value="0.97379136" calcext:value-type="float">
            <text:p>0,97379136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67910505" calcext:value-type="float">
            <text:p>0,0067910505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022776062" calcext:value-type="float">
            <text:p>0,0022776062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0074108556" calcext:value-type="float">
            <text:p>0,0007410856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0068625645" calcext:value-type="float">
            <text:p>0,000686256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482574" calcext:value-type="float">
            <text:p>0,9482574</text:p>
          </table:table-cell>
          <table:table-cell table:number-columns-repeated="6"/>
          <table:table-cell table:formula="of:=IF([opt1.B178]=&quot;pomeranian&quot;;[opt1.C178];0)" office:value-type="float" office:value="0.9482574" calcext:value-type="float">
            <text:p>0,948257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skimo</text:p>
          </table:table-cell>
          <table:table-cell office:value-type="string" calcext:value-type="string">
            <text:p>dog</text:p>
          </table:table-cell>
          <table:table-cell office:value-type="float" office:value="0.011768974" calcext:value-type="float">
            <text:p>0,011768974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3013371" calcext:value-type="float">
            <text:p>0,0033013371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eeshond</text:p>
          </table:table-cell>
          <table:table-cell office:value-type="float" office:value="0.003195908" calcext:value-type="float">
            <text:p>0,003195908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024922772" calcext:value-type="float">
            <text:p>0,0024922772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8602033" calcext:value-type="float">
            <text:p>0,8602033</text:p>
          </table:table-cell>
          <table:table-cell table:number-columns-repeated="4"/>
          <table:table-cell table:formula="of:=IF([opt1.B188]=&quot;german&quot;;IF([opt1.C188]=&quot;shepherd&quot;;IF([opt1.D188]=&quot;dog&quot;;[opt1.E188];0);0);0)" office:value-type="float" office:value="0.8602033" calcext:value-type="float">
            <text:p>0,860203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6111636" calcext:value-type="float">
            <text:p>0,06111636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tervuren</text:p>
          </table:table-cell>
          <table:table-cell office:value-type="float" office:value="0.02902656" calcext:value-type="float">
            <text:p>0,02902656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8594292" calcext:value-type="float">
            <text:p>0,008594292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auceron</text:p>
          </table:table-cell>
          <table:table-cell office:value-type="float" office:value="0.007302936" calcext:value-type="float">
            <text:p>0,007302936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6970737" calcext:value-type="float">
            <text:p>0,96970737</text:p>
          </table:table-cell>
          <table:table-cell table:number-columns-repeated="5"/>
          <table:table-cell table:formula="of:=IF([opt1.B198]=&quot;australian&quot;;IF([opt1.C198]=&quot;shepherd&quot;;[opt1.D198];0);0)" office:value-type="float" office:value="0.96970737" calcext:value-type="float">
            <text:p>0,96970737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11993321" calcext:value-type="float">
            <text:p>0,011993321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6007035" calcext:value-type="float">
            <text:p>0,006007035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5434595" calcext:value-type="float">
            <text:p>0,0045434595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14199794" calcext:value-type="float">
            <text:p>0,0014199794</text:p>
          </table:table-cell>
          <table:table-cell table:number-columns-repeated="13"/>
        </table:table-row>
      </table:table>
      <table:table table:name="opt2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0:38:36.201 30533-31034/org.tensorflow.demo I/tensorflow: ClassifierActivity: Inference time: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24163377" calcext:value-type="float">
            <text:p>24163377</text:p>
          </table:table-cell>
          <table:table-cell office:value-type="float" office:value="88224397" calcext:value-type="float">
            <text:p>88224397</text:p>
          </table:table-cell>
          <table:table-cell table:style-name="ce1" office:value-type="percentage" office:value="0.726" calcext:value-type="percentage">
            <text:p>72,60%</text:p>
          </table:table-cell>
          <table:table-cell office:value-type="string" calcext:value-type="string">
            <text:p>/home/aw/MobileInceptionRetrained/graphs/inception_v3_5000/opt2_retrained_dog_graph_inception_v3_5000_0.01.pb</text:p>
          </table:table-cell>
          <table:table-cell table:number-columns-repeated="9"/>
          <table:table-cell office:value-type="string" calcext:value-type="string">
            <text:p>01-23 10:38:39.457 30533-31034/org.tensorflow.demo I/tensorflow: ClassifierActivity: Inference time: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8:42.908 30533-31034/org.tensorflow.demo I/tensorflow: ClassifierActivity: Inference time: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2.J6:.J202])" office:value-type="float" office:value="0.6198189485" calcext:value-type="float">
            <text:p>0,6198189485</text:p>
          </table:table-cell>
          <table:table-cell table:style-name="ce2" table:formula="of:=COUNTIFS([opt2.J6:.J200];&quot;=0&quot;)" office:value-type="float" office:value="4" calcext:value-type="float">
            <text:p>4</text:p>
          </table:table-cell>
          <table:table-cell table:style-name="ce2" table:formula="of:=AVERAGE([.P1:.P20])" office:value-type="float" office:value="1094.4" calcext:value-type="float">
            <text:p>1094,4</text:p>
          </table:table-cell>
          <table:table-cell table:number-columns-repeated="2"/>
          <table:table-cell office:value-type="string" calcext:value-type="string">
            <text:p>01-23 10:38:46.197 30533-31034/org.tensorflow.demo I/tensorflow: ClassifierActivity: Inference time: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8:49.480 30533-31034/org.tensorflow.demo I/tensorflow: ClassifierActivity: Inference time: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8s</text:p>
          </table:table-cell>
          <table:table-cell table:number-columns-repeated="10"/>
          <table:table-cell office:value-type="string" calcext:value-type="string">
            <text:p>01-23 10:38:52.811 30533-31034/org.tensorflow.demo I/tensorflow: ClassifierActivity: Inference time: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8:56.220 30533-31034/org.tensorflow.demo I/tensorflow: ClassifierActivity: Inference time: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6326084" calcext:value-type="float">
            <text:p>0,6326084</text:p>
          </table:table-cell>
          <table:table-cell table:number-columns-repeated="5"/>
          <table:table-cell table:formula="of:=IF([opt2.B8]=&quot;great&quot;;IF([opt2.C8]=&quot;dane&quot;;[opt2.D8];0);0)" office:value-type="float" office:value="0.6326084" calcext:value-type="float">
            <text:p>0,6326084</text:p>
          </table:table-cell>
          <table:table-cell table:number-columns-repeated="4"/>
          <table:table-cell office:value-type="string" calcext:value-type="string">
            <text:p>01-23 10:38:59.461 30533-31034/org.tensorflow.demo I/tensorflow: ClassifierActivity: Inference time: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9139224" calcext:value-type="float">
            <text:p>0,09139224</text:p>
          </table:table-cell>
          <table:table-cell table:number-columns-repeated="11"/>
          <table:table-cell office:value-type="string" calcext:value-type="string">
            <text:p>01-23 10:39:02.972 30533-31034/org.tensorflow.demo I/tensorflow: ClassifierActivity: Inference time: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8503203" calcext:value-type="float">
            <text:p>0,08503203</text:p>
          </table:table-cell>
          <table:table-cell table:number-columns-repeated="10"/>
          <table:table-cell office:value-type="string" calcext:value-type="string">
            <text:p>01-23 10:39:06.272 30533-31034/org.tensorflow.demo I/tensorflow: ClassifierActivity: Inference time: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mastiff</text:p>
          </table:table-cell>
          <table:table-cell office:value-type="float" office:value="0.04770008" calcext:value-type="float">
            <text:p>0,04770008</text:p>
          </table:table-cell>
          <table:table-cell table:number-columns-repeated="10"/>
          <table:table-cell office:value-type="string" calcext:value-type="string">
            <text:p>01-23 10:39:09.521 30533-31034/org.tensorflow.demo I/tensorflow: ClassifierActivity: Inference time: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30817186" calcext:value-type="float">
            <text:p>0,030817186</text:p>
          </table:table-cell>
          <table:table-cell table:number-columns-repeated="11"/>
          <table:table-cell office:value-type="string" calcext:value-type="string">
            <text:p>01-23 10:39:12.862 30533-31034/org.tensorflow.demo I/tensorflow: ClassifierActivity: Inference time: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9:16.180 30533-31034/org.tensorflow.demo I/tensorflow: ClassifierActivity: Inference time: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0:39:19.660 30533-31034/org.tensorflow.demo I/tensorflow: ClassifierActivity: Inference time: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9:22.914 30533-31034/org.tensorflow.demo I/tensorflow: ClassifierActivity: Inference time: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8s</text:p>
          </table:table-cell>
          <table:table-cell table:number-columns-repeated="10"/>
          <table:table-cell office:value-type="string" calcext:value-type="string">
            <text:p>01-23 10:39:26.450 30533-31034/org.tensorflow.demo I/tensorflow: ClassifierActivity: Inference time: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39:29.639 30533-31034/org.tensorflow.demo I/tensorflow: ClassifierActivity: Inference time: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58308184" calcext:value-type="float">
            <text:p>0,58308184</text:p>
          </table:table-cell>
          <table:table-cell table:number-columns-repeated="6"/>
          <table:table-cell table:formula="of:=IF([opt2.B18]=&quot;maltese&quot;;[opt2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0:39:32.868 30533-31034/org.tensorflow.demo I/tensorflow: ClassifierActivity: Inference time: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14679289" calcext:value-type="float">
            <text:p>0,14679289</text:p>
          </table:table-cell>
          <table:table-cell table:number-columns-repeated="11"/>
          <table:table-cell office:value-type="string" calcext:value-type="string">
            <text:p>01-23 10:39:36.176 30533-31034/org.tensorflow.demo I/tensorflow: ClassifierActivity: Inference time: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03918314" calcext:value-type="float">
            <text:p>0,103918314</text:p>
          </table:table-cell>
          <table:table-cell table:number-columns-repeated="11"/>
          <table:table-cell office:value-type="string" calcext:value-type="string">
            <text:p>01-23 10:39:39.673 30533-31034/org.tensorflow.demo I/tensorflow: ClassifierActivity: Inference time: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457429" calcext:value-type="float">
            <text:p>0,04457429</text:p>
          </table:table-cell>
          <table:table-cell table:number-columns-repeated="10"/>
          <table:table-cell office:value-type="string" calcext:value-type="string">
            <text:p>01-23 10:39:43.001 30533-31034/org.tensorflow.demo I/tensorflow: ClassifierActivity: Inference time: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23202201" calcext:value-type="float">
            <text:p>0,02320220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86266804" calcext:value-type="float">
            <text:p>0,86266804</text:p>
          </table:table-cell>
          <table:table-cell table:number-columns-repeated="5"/>
          <table:table-cell table:formula="of:=IF([opt2.B28]=&quot;border&quot;;IF([opt2.C28]=&quot;collie&quot;;[opt2.D28];0);0)" office:value-type="float" office:value="0.86266804" calcext:value-type="float">
            <text:p>0,8626680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092375815" calcext:value-type="float">
            <text:p>0,092375815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8677839" calcext:value-type="float">
            <text:p>0,008677839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6359144" calcext:value-type="float">
            <text:p>0,006359144</text:p>
          </table:table-cell>
          <table:table-cell table:number-columns-repeated="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4526249" calcext:value-type="float">
            <text:p>0,0014526249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4131131" calcext:value-type="float">
            <text:p>0,4131131</text:p>
          </table:table-cell>
          <table:table-cell office:value-type="float" office:value="0.5002785" calcext:value-type="float">
            <text:p>0,5002785</text:p>
          </table:table-cell>
          <table:table-cell table:number-columns-repeated="3"/>
          <table:table-cell table:formula="of:=IF([opt2.B38]=&quot;greater&quot;;IF([opt2.C38]=&quot;swiss&quot;;IF([opt2.D38]=&quot;mountain&quot;;IF([opt2.E38]=&quot;dog&quot;;[opt2.F38];0)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39465192" calcext:value-type="float">
            <text:p>0,3946519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44790484" calcext:value-type="float">
            <text:p>0,044790484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55461023" calcext:value-type="float">
            <text:p>0,0055461023</text:p>
          </table:table-cell>
          <table:table-cell office:value-type="float" office:value="0.004559981" calcext:value-type="float">
            <text:p>0,004559981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inscher</text:p>
          </table:table-cell>
          <table:table-cell office:value-type="float" office:value="0.00514824" calcext:value-type="float">
            <text:p>0,0051482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3628806" calcext:value-type="float">
            <text:p>0,93628806</text:p>
          </table:table-cell>
          <table:table-cell table:number-columns-repeated="5"/>
          <table:table-cell table:formula="of:=IF([opt2.B48]=&quot;bedlington&quot;;IF([opt2.C48]=&quot;terrier&quot;;[opt2.D48];0);0)" office:value-type="float" office:value="0.93628806" calcext:value-type="float">
            <text:p>0,93628806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66058594" calcext:value-type="float">
            <text:p>0,0066058594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maal</text:p>
          </table:table-cell>
          <table:table-cell office:value-type="string" calcext:value-type="string">
            <text:p>terrier</text:p>
          </table:table-cell>
          <table:table-cell office:value-type="float" office:value="0.0036614966" calcext:value-type="float">
            <text:p>0,0036614966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28263703" calcext:value-type="float">
            <text:p>0,0028263703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27090723" calcext:value-type="float">
            <text:p>0,0027090723</text:p>
          </table:table-cell>
          <table:table-cell office:value-type="float" office:value="0.0014881494" calcext:value-type="float">
            <text:p>0,001488149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6729266" calcext:value-type="float">
            <text:p>0,6729266</text:p>
          </table:table-cell>
          <table:table-cell table:number-columns-repeated="6"/>
          <table:table-cell table:formula="of:=IF([opt2.B58]=&quot;akita&quot;;[opt2.C58];0)" office:value-type="float" office:value="0.6729266" calcext:value-type="float">
            <text:p>0,6729266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8316185" calcext:value-type="float">
            <text:p>0,08316185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6927941" calcext:value-type="float">
            <text:p>0,06927941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6683237" calcext:value-type="float">
            <text:p>0,06683237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47674607" calcext:value-type="float">
            <text:p>0,04767460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943264" calcext:value-type="float">
            <text:p>0,9943264</text:p>
          </table:table-cell>
          <table:table-cell table:number-columns-repeated="6"/>
          <table:table-cell table:formula="of:=IF([opt2.B68]=&quot;chihuahua&quot;;[opt2.C68];0)" office:value-type="float" office:value="0.9943264" calcext:value-type="float">
            <text:p>0,9943264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7863766" calcext:value-type="float">
            <text:p>0,0007863766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036666135" calcext:value-type="float">
            <text:p>0,0003666614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terrier</text:p>
          </table:table-cell>
          <table:table-cell office:value-type="float" office:value="0.00034146575" calcext:value-type="float">
            <text:p>0,0003414658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02665908" calcext:value-type="float">
            <text:p>0,000266590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8776119" calcext:value-type="float">
            <text:p>0,18776119</text:p>
          </table:table-cell>
          <table:table-cell table:number-columns-repeated="4"/>
          <table:table-cell table:formula="of:=IF([opt2.B78]=&quot;pembroke&quot;;IF([opt2.C78]=&quot;welsh&quot;;IF([opt2.D78]=&quot;corgi&quot;;[opt2.E7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6050151" calcext:value-type="float">
            <text:p>0,16050151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5857354" calcext:value-type="float">
            <text:p>0,15857354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9862162" calcext:value-type="float">
            <text:p>0,09862162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6036244" calcext:value-type="float">
            <text:p>0,0603624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74724394" calcext:value-type="float">
            <text:p>0,74724394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2.B88]=&quot;canaan&quot;;IF([opt2.C88]=&quot;dog&quot;;[opt2.D88];0);0)" office:value-type="float" office:value="0.74724394" calcext:value-type="float">
            <text:p>0,7472439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9509091" calcext:value-type="float">
            <text:p>0,09509091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6710569" calcext:value-type="float">
            <text:p>0,06710569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142653575" calcext:value-type="float">
            <text:p>0,0142653575</text:p>
          </table:table-cell>
          <table:table-cell office:value-type="float" office:value="0.01536047" calcext:value-type="float">
            <text:p>0,01536047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toli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0960582" calcext:value-type="float">
            <text:p>0,0096058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0964135" calcext:value-type="float">
            <text:p>0,50964135</text:p>
          </table:table-cell>
          <table:table-cell table:number-columns-repeated="4"/>
          <table:table-cell table:formula="of:=IF([opt2.B98]=&quot;cardigan&quot;;IF([opt2.C98]=&quot;welsh&quot;;IF([opt2.D98]=&quot;corgi&quot;;[opt2.E98];0);0);0)" office:value-type="float" office:value="0.50964135" calcext:value-type="float">
            <text:p>0,50964135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40906435" calcext:value-type="float">
            <text:p>0,40906435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72962" calcext:value-type="float">
            <text:p>0,0072962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59248" calcext:value-type="float">
            <text:p>0,0059248</text:p>
          </table:table-cell>
          <table:table-cell office:value-type="string" calcext:value-type="string">
            <text:p>terrier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47203167" calcext:value-type="float">
            <text:p>0,004720316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88151133" calcext:value-type="float">
            <text:p>0,88151133</text:p>
          </table:table-cell>
          <table:table-cell table:number-columns-repeated="6"/>
          <table:table-cell table:formula="of:=IF([opt2.B108]=&quot;basenji&quot;;[opt2.C108];0)" office:value-type="float" office:value="0.88151133" calcext:value-type="float">
            <text:p>0,88151133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8618141" calcext:value-type="float">
            <text:p>0,008618141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084286835" calcext:value-type="float">
            <text:p>0,0084286835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53599435" calcext:value-type="float">
            <text:p>0,005359943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50575235" calcext:value-type="float">
            <text:p>0,005057523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39805862" calcext:value-type="float">
            <text:p>0,39805862</text:p>
          </table:table-cell>
          <table:table-cell office:value-type="string" calcext:value-type="string">
            <text:p>0.27511308</text:p>
          </table:table-cell>
          <table:table-cell table:number-columns-repeated="5"/>
          <table:table-cell table:formula="of:=IF([opt2.B118]=&quot;havanese&quot;;[opt2.C118];0)" office:value-type="float" office:value="0.39805862" calcext:value-type="float">
            <text:p>0,39805862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24311346" calcext:value-type="float">
            <text:p>0,24311346</text:p>
          </table:table-cell>
          <table:table-cell office:value-type="string" calcext:value-type="string">
            <text:p>0.23607057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1728233" calcext:value-type="float">
            <text:p>0,1728233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1247483" calcext:value-type="float">
            <text:p>0,1247483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09821383" calcext:value-type="float">
            <text:p>0,009821383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29883057" calcext:value-type="float">
            <text:p>0,29883057</text:p>
          </table:table-cell>
          <table:table-cell table:number-columns-repeated="5"/>
          <table:table-cell table:formula="of:=IF([opt2.B128]=&quot;norwegian&quot;;IF([opt2.C128]=&quot;lundehund&quot;;[opt2.D128];0);0)" office:value-type="float" office:value="0.29883057" calcext:value-type="float">
            <text:p>0,2988305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26878083" calcext:value-type="float">
            <text:p>0,26878083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17601041" calcext:value-type="float">
            <text:p>0,17601041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7411506" calcext:value-type="float">
            <text:p>0,07411506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5285036" calcext:value-type="float">
            <text:p>0,05285036</text:p>
          </table:table-cell>
          <table:table-cell office:value-type="string" calcext:value-type="string">
            <text:p>0.01651198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40483114" calcext:value-type="float">
            <text:p>0,40483114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2.B138]=&quot;miniature&quot;;IF([opt2.C138]=&quot;schnauzer&quot;;[opt2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8169098" calcext:value-type="float">
            <text:p>0,18169098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7614882" calcext:value-type="float">
            <text:p>0,07614882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20427315" calcext:value-type="float">
            <text:p>0,020427315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17572213" calcext:value-type="float">
            <text:p>0,017572213</text:p>
          </table:table-cell>
          <table:table-cell office:value-type="float" office:value="0.016511986" calcext:value-type="float">
            <text:p>0,016511986</text:p>
          </table:table-cell>
          <table:table-cell office:value-type="string" calcext:value-type="string">
            <text:p>0.009096052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75580496" calcext:value-type="float">
            <text:p>0,75580496</text:p>
          </table:table-cell>
          <table:table-cell table:number-columns-repeated="4"/>
          <table:table-cell table:formula="of:=IF([opt2.B148]=&quot;english&quot;;IF([opt2.C148]=&quot;springer&quot;;IF([opt2.D148]=&quot;spaniel&quot;;[opt2.E148];0);0);0)" office:value-type="float" office:value="0.75580496" calcext:value-type="float">
            <text:p>0,7558049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48919283" calcext:value-type="float">
            <text:p>0,048919283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16813701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2565627" calcext:value-type="float">
            <text:p>0,032565627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2022785" calcext:value-type="float">
            <text:p>0,02022785</text:p>
          </table:table-cell>
          <table:table-cell office:value-type="string" calcext:value-type="string">
            <text:p>0.047679115</text:p>
          </table:table-cell>
          <table:table-cell table:number-columns-repeated="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09606795" calcext:value-type="float">
            <text:p>0,00960679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901246" calcext:value-type="float">
            <text:p>0,9901246</text:p>
          </table:table-cell>
          <table:table-cell table:number-columns-repeated="5"/>
          <table:table-cell table:formula="of:=IF([opt2.B158]=&quot;afghan&quot;;IF([opt2.C158]=&quot;hound&quot;;[opt2.D158];0);0)" office:value-type="float" office:value="0.9901246" calcext:value-type="float">
            <text:p>0,9901246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03230313" calcext:value-type="float">
            <text:p>0,003230313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05271906" calcext:value-type="float">
            <text:p>0,0005271906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048352452" calcext:value-type="float">
            <text:p>0,0004835245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037077104" calcext:value-type="float">
            <text:p>0,000370771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9710569" calcext:value-type="float">
            <text:p>0,9710569</text:p>
          </table:table-cell>
          <table:table-cell table:number-columns-repeated="6"/>
          <table:table-cell table:formula="of:=IF([opt2.B168]=&quot;affenpinscher&quot;;[opt2.C168];0)" office:value-type="float" office:value="0.9710569" calcext:value-type="float">
            <text:p>0,9710569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64205737" calcext:value-type="float">
            <text:p>0,0064205737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029801417" calcext:value-type="float">
            <text:p>0,0029801417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0078474847" calcext:value-type="float">
            <text:p>0,0007847485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007837731" calcext:value-type="float">
            <text:p>0,000783773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456161" calcext:value-type="float">
            <text:p>0,9456161</text:p>
          </table:table-cell>
          <table:table-cell table:number-columns-repeated="6"/>
          <table:table-cell table:formula="of:=IF([opt2.B178]=&quot;pomeranian&quot;;[opt2.C178];0)" office:value-type="float" office:value="0.9456161" calcext:value-type="float">
            <text:p>0,945616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skimo</text:p>
          </table:table-cell>
          <table:table-cell office:value-type="string" calcext:value-type="string">
            <text:p>dog</text:p>
          </table:table-cell>
          <table:table-cell office:value-type="float" office:value="0.012020423" calcext:value-type="float">
            <text:p>0,012020423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eeshond</text:p>
          </table:table-cell>
          <table:table-cell office:value-type="float" office:value="0.0033307674" calcext:value-type="float">
            <text:p>0,0033307674</text:p>
          </table:table-cell>
          <table:table-cell office:value-type="float" office:value="0.0033013371" calcext:value-type="float">
            <text:p>0,0033013371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295698" calcext:value-type="float">
            <text:p>0,003295698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02483852" calcext:value-type="float">
            <text:p>0,002483852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8382748" calcext:value-type="float">
            <text:p>0,8382748</text:p>
          </table:table-cell>
          <table:table-cell table:number-columns-repeated="4"/>
          <table:table-cell table:formula="of:=IF([opt2.B188]=&quot;german&quot;;IF([opt2.C188]=&quot;shepherd&quot;;IF([opt2.D188]=&quot;dog&quot;;[opt2.E188];0);0);0)" office:value-type="float" office:value="0.8382748" calcext:value-type="float">
            <text:p>0,838274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6744022" calcext:value-type="float">
            <text:p>0,06744022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tervuren</text:p>
          </table:table-cell>
          <table:table-cell office:value-type="float" office:value="0.025589438" calcext:value-type="float">
            <text:p>0,025589438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13464575" calcext:value-type="float">
            <text:p>0,013464575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12045804" calcext:value-type="float">
            <text:p>0,01204580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613983" calcext:value-type="float">
            <text:p>0,9613983</text:p>
          </table:table-cell>
          <table:table-cell table:number-columns-repeated="5"/>
          <table:table-cell table:formula="of:=IF([opt2.B198]=&quot;australian&quot;;IF([opt2.C198]=&quot;shepherd&quot;;[opt2.D198];0);0)" office:value-type="float" office:value="0.9613983" calcext:value-type="float">
            <text:p>0,9613983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17923879" calcext:value-type="float">
            <text:p>0,017923879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7153716" calcext:value-type="float">
            <text:p>0,007153716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3643983" calcext:value-type="float">
            <text:p>0,0043643983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1384187" calcext:value-type="float">
            <text:p>0,001384187</text:p>
          </table:table-cell>
          <table:table-cell table:number-columns-repeated="13"/>
        </table:table-row>
      </table:table>
      <table:table table:name="opt3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0:41:20.493 31635-32107/org.tensorflow.demo I/tensorflow: ClassifierActivity: Inference time: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81842180" calcext:value-type="float">
            <text:p>81842180</text:p>
          </table:table-cell>
          <table:table-cell office:value-type="float" office:value="88222178" calcext:value-type="float">
            <text:p>88222178</text:p>
          </table:table-cell>
          <table:table-cell table:style-name="ce1" office:value-type="percentage" office:value="0.072" calcext:value-type="percentage">
            <text:p>7,20%</text:p>
          </table:table-cell>
          <table:table-cell office:value-type="string" calcext:value-type="string">
            <text:p>/home/aw/MobileInceptionRetrained/graphs/inception_v3_5000/opt3_retrained_dog_graph_inception_v3_5000_0.01.pb</text:p>
          </table:table-cell>
          <table:table-cell table:number-columns-repeated="9"/>
          <table:table-cell office:value-type="string" calcext:value-type="string">
            <text:p>01-23 10:41:23.766 31635-32107/org.tensorflow.demo I/tensorflow: ClassifierActivity: Inference time: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1:26.933 31635-32107/org.tensorflow.demo I/tensorflow: ClassifierActivity: Inference time: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3.J6:.J202])" office:value-type="float" office:value="0.6492285555" calcext:value-type="float">
            <text:p>0,6492285555</text:p>
          </table:table-cell>
          <table:table-cell table:style-name="ce2" table:formula="of:=COUNTIFS([opt3.J6:.J200];&quot;=0&quot;)" office:value-type="float" office:value="3" calcext:value-type="float">
            <text:p>3</text:p>
          </table:table-cell>
          <table:table-cell table:style-name="ce2" table:formula="of:=AVERAGE([.P1:.P20])" office:value-type="float" office:value="1139.9" calcext:value-type="float">
            <text:p>1139,9</text:p>
          </table:table-cell>
          <table:table-cell table:number-columns-repeated="2"/>
          <table:table-cell office:value-type="string" calcext:value-type="string">
            <text:p>01-23 10:41:29.948 31635-32107/org.tensorflow.demo I/tensorflow: ClassifierActivity: Inference time: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1:32.953 31635-32107/org.tensorflow.demo I/tensorflow: ClassifierActivity: Inference time: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8s</text:p>
          </table:table-cell>
          <table:table-cell table:number-columns-repeated="10"/>
          <table:table-cell office:value-type="string" calcext:value-type="string">
            <text:p>01-23 10:41:35.887 31635-32107/org.tensorflow.demo I/tensorflow: ClassifierActivity: Inference time: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1:38.963 31635-32107/org.tensorflow.demo I/tensorflow: ClassifierActivity: Inference time: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6074996" calcext:value-type="float">
            <text:p>0,6074996</text:p>
          </table:table-cell>
          <table:table-cell table:number-columns-repeated="5"/>
          <table:table-cell table:formula="of:=IF([opt3.B8]=&quot;great&quot;;IF([opt3.C8]=&quot;dane&quot;;[opt3.D8];0);0)" office:value-type="float" office:value="0.6074996" calcext:value-type="float">
            <text:p>0,6074996</text:p>
          </table:table-cell>
          <table:table-cell table:number-columns-repeated="4"/>
          <table:table-cell office:value-type="string" calcext:value-type="string">
            <text:p>01-23 10:41:42.376 31635-32107/org.tensorflow.demo I/tensorflow: ClassifierActivity: Inference time: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9653797" calcext:value-type="float">
            <text:p>0,09653797</text:p>
          </table:table-cell>
          <table:table-cell table:number-columns-repeated="11"/>
          <table:table-cell office:value-type="string" calcext:value-type="string">
            <text:p>01-23 10:41:45.367 31635-32107/org.tensorflow.demo I/tensorflow: ClassifierActivity: Inference time: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86185105" calcext:value-type="float">
            <text:p>0,086185105</text:p>
          </table:table-cell>
          <table:table-cell table:number-columns-repeated="10"/>
          <table:table-cell office:value-type="string" calcext:value-type="string">
            <text:p>01-23 10:41:48.576 31635-32107/org.tensorflow.demo I/tensorflow: ClassifierActivity: Inference time: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mastiff</text:p>
          </table:table-cell>
          <table:table-cell office:value-type="float" office:value="0.047261517" calcext:value-type="float">
            <text:p>0,047261517</text:p>
          </table:table-cell>
          <table:table-cell table:number-columns-repeated="10"/>
          <table:table-cell office:value-type="string" calcext:value-type="string">
            <text:p>01-23 10:41:51.930 31635-32107/org.tensorflow.demo I/tensorflow: ClassifierActivity: Inference time: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3242724" calcext:value-type="float">
            <text:p>0,03242724</text:p>
          </table:table-cell>
          <table:table-cell table:number-columns-repeated="11"/>
          <table:table-cell office:value-type="string" calcext:value-type="string">
            <text:p>01-23 10:41:54.975 31635-32107/org.tensorflow.demo I/tensorflow: ClassifierActivity: Inference time: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1:58.117 31635-32107/org.tensorflow.demo I/tensorflow: ClassifierActivity: Inference time: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0:42:01.381 31635-32107/org.tensorflow.demo I/tensorflow: ClassifierActivity: Inference time: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2:04.547 31635-32107/org.tensorflow.demo I/tensorflow: ClassifierActivity: Inference time: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7s</text:p>
          </table:table-cell>
          <table:table-cell table:number-columns-repeated="10"/>
          <table:table-cell office:value-type="string" calcext:value-type="string">
            <text:p>01-23 10:42:07.706 31635-32107/org.tensorflow.demo I/tensorflow: ClassifierActivity: Inference time: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2:10.709 31635-32107/org.tensorflow.demo I/tensorflow: ClassifierActivity: Inference time: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593562" calcext:value-type="float">
            <text:p>0,593562</text:p>
          </table:table-cell>
          <table:table-cell table:number-columns-repeated="6"/>
          <table:table-cell table:formula="of:=IF([opt3.B18]=&quot;maltese&quot;;[opt3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0:42:13.934 31635-32107/org.tensorflow.demo I/tensorflow: ClassifierActivity: Inference time: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4847763" calcext:value-type="float">
            <text:p>0,14847763</text:p>
          </table:table-cell>
          <table:table-cell table:number-columns-repeated="11"/>
          <table:table-cell office:value-type="string" calcext:value-type="string">
            <text:p>01-23 10:42:17.197 31635-32107/org.tensorflow.demo I/tensorflow: ClassifierActivity: Inference time: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7572033" calcext:value-type="float">
            <text:p>0,07572033</text:p>
          </table:table-cell>
          <table:table-cell table:number-columns-repeated="11"/>
          <table:table-cell office:value-type="string" calcext:value-type="string">
            <text:p>01-23 10:42:20.381 31635-32107/org.tensorflow.demo I/tensorflow: ClassifierActivity: Inference time: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4046037" calcext:value-type="float">
            <text:p>0,044046037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24764333" calcext:value-type="float">
            <text:p>0,02476433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85171366" calcext:value-type="float">
            <text:p>0,85171366</text:p>
          </table:table-cell>
          <table:table-cell table:number-columns-repeated="5"/>
          <table:table-cell table:formula="of:=IF([opt3.B28]=&quot;border&quot;;IF([opt3.C28]=&quot;collie&quot;;[opt3.D28];0);0)" office:value-type="float" office:value="0.85171366" calcext:value-type="float">
            <text:p>0,85171366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0059302" calcext:value-type="float">
            <text:p>0,10059302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10787023" calcext:value-type="float">
            <text:p>0,010787023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7001356" calcext:value-type="float">
            <text:p>0,007001356</text:p>
          </table:table-cell>
          <table:table-cell table:number-columns-repeated="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5393512" calcext:value-type="float">
            <text:p>0,0015393512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50027764" calcext:value-type="float">
            <text:p>0,50027764</text:p>
          </table:table-cell>
          <table:table-cell table:number-columns-repeated="3"/>
          <table:table-cell table:formula="of:=IF([opt3.B38]=&quot;greater&quot;;IF([opt3.C38]=&quot;swiss&quot;;IF([opt3.D38]=&quot;mountain&quot;;IF([opt3.E38]=&quot;dog&quot;;[opt3.F38];0);0);0);0)" office:value-type="float" office:value="0.50027764" calcext:value-type="float">
            <text:p>0,50027764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35210344" calcext:value-type="float">
            <text:p>0,35210344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4908232" calcext:value-type="float">
            <text:p>0,04908232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inscher</text:p>
          </table:table-cell>
          <table:table-cell office:value-type="float" office:value="0.004559991" calcext:value-type="float">
            <text:p>0,004559991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setter</text:p>
          </table:table-cell>
          <table:table-cell office:value-type="float" office:value="0.00350726" calcext:value-type="float">
            <text:p>0,0035072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6694547" calcext:value-type="float">
            <text:p>0,96694547</text:p>
          </table:table-cell>
          <table:table-cell table:number-columns-repeated="5"/>
          <table:table-cell table:formula="of:=IF([opt3.B48]=&quot;bedlington&quot;;IF([opt3.C48]=&quot;terrier&quot;;[opt3.D48];0);0)" office:value-type="float" office:value="0.96694547" calcext:value-type="float">
            <text:p>0,96694547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19601851" calcext:value-type="float">
            <text:p>0,0019601851</text:p>
          </table:table-cell>
          <table:table-cell table:number-columns-repeated="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17637032" calcext:value-type="float">
            <text:p>0,0017637032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01612878" calcext:value-type="float">
            <text:p>0,001612878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14881473" calcext:value-type="float">
            <text:p>0,001488147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7288156" calcext:value-type="float">
            <text:p>0,7288156</text:p>
          </table:table-cell>
          <table:table-cell table:number-columns-repeated="6"/>
          <table:table-cell table:formula="of:=IF([opt3.B58]=&quot;akita&quot;;[opt3.C58];0)" office:value-type="float" office:value="0.7288156" calcext:value-type="float">
            <text:p>0,7288156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5893641" calcext:value-type="float">
            <text:p>0,05893641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5554428" calcext:value-type="float">
            <text:p>0,05554428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54823007" calcext:value-type="float">
            <text:p>0,054823007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4227279" calcext:value-type="float">
            <text:p>0,0422727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7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94166" calcext:value-type="float">
            <text:p>0,994166</text:p>
          </table:table-cell>
          <table:table-cell table:number-columns-repeated="6"/>
          <table:table-cell table:formula="of:=IF([opt3.B68]=&quot;chihuahua&quot;;[opt3.C68];0)" office:value-type="float" office:value="0.994166" calcext:value-type="float">
            <text:p>0,994166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80646604" calcext:value-type="float">
            <text:p>0,000806466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042598284" calcext:value-type="float">
            <text:p>0,0004259828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terrier</text:p>
          </table:table-cell>
          <table:table-cell office:value-type="float" office:value="0.00030927933" calcext:value-type="float">
            <text:p>0,0003092793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025392705" calcext:value-type="float">
            <text:p>0,0002539271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2571668" calcext:value-type="float">
            <text:p>0,22571668</text:p>
          </table:table-cell>
          <table:table-cell table:number-columns-repeated="4"/>
          <table:table-cell table:formula="of:=IF([opt3.B78]=&quot;pembroke&quot;;IF([opt3.C78]=&quot;welsh&quot;;IF([opt3.D78]=&quot;corgi&quot;;[opt3.E7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0399058" calcext:value-type="float">
            <text:p>0,20399058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1566601" calcext:value-type="float">
            <text:p>0,11566601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0274683" calcext:value-type="float">
            <text:p>0,10274683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5539066" calcext:value-type="float">
            <text:p>0,0553906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70390254" calcext:value-type="float">
            <text:p>0,70390254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3.B88]=&quot;canaan&quot;;IF([opt3.C88]=&quot;dog&quot;;[opt3.D88];0);0)" office:value-type="float" office:value="0.70390254" calcext:value-type="float">
            <text:p>0,7039025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96188165" calcext:value-type="float">
            <text:p>0,096188165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8123163" calcext:value-type="float">
            <text:p>0,0812316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toli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15360468" calcext:value-type="float">
            <text:p>0,015360468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14377269" calcext:value-type="float">
            <text:p>0,01437726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410721" calcext:value-type="float">
            <text:p>0,5410721</text:p>
          </table:table-cell>
          <table:table-cell table:number-columns-repeated="4"/>
          <table:table-cell table:formula="of:=IF([opt3.B98]=&quot;cardigan&quot;;IF([opt3.C98]=&quot;welsh&quot;;IF([opt3.D98]=&quot;corgi&quot;;[opt3.E98];0);0);0)" office:value-type="float" office:value="0.5410721" calcext:value-type="float">
            <text:p>0,5410721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395146" calcext:value-type="float">
            <text:p>0,395146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73581934" calcext:value-type="float">
            <text:p>0,0073581934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4219964" calcext:value-type="float">
            <text:p>0,004219964</text:p>
          </table:table-cell>
          <table:table-cell office:value-type="string" calcext:value-type="string">
            <text:p>terrier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95421" calcext:value-type="float">
            <text:p>0,0039542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85503614" calcext:value-type="float">
            <text:p>0,85503614</text:p>
          </table:table-cell>
          <table:table-cell table:number-columns-repeated="6"/>
          <table:table-cell table:formula="of:=IF([opt3.B108]=&quot;basenji&quot;;[opt3.C108];0)" office:value-type="float" office:value="0.85503614" calcext:value-type="float">
            <text:p>0,85503614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11337466" calcext:value-type="float">
            <text:p>0,011337466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848243" calcext:value-type="float">
            <text:p>0,00848243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8027136" calcext:value-type="float">
            <text:p>0,008027136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7171029" calcext:value-type="float">
            <text:p>0,00717102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7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43043295" calcext:value-type="float">
            <text:p>0,43043295</text:p>
          </table:table-cell>
          <table:table-cell office:value-type="string" calcext:value-type="string">
            <text:p>0.27511308</text:p>
          </table:table-cell>
          <table:table-cell table:number-columns-repeated="5"/>
          <table:table-cell table:formula="of:=IF([opt3.B118]=&quot;havanese&quot;;[opt3.C118];0)" office:value-type="float" office:value="0.43043295" calcext:value-type="float">
            <text:p>0,4304329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26069" calcext:value-type="float">
            <text:p>0,26069</text:p>
          </table:table-cell>
          <table:table-cell office:value-type="string" calcext:value-type="string">
            <text:p>0.23607057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15652293" calcext:value-type="float">
            <text:p>0,15652293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10018551" calcext:value-type="float">
            <text:p>0,10018551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11404529" calcext:value-type="float">
            <text:p>0,011404529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2751129" calcext:value-type="float">
            <text:p>0,2751129</text:p>
          </table:table-cell>
          <table:table-cell table:number-columns-repeated="5"/>
          <table:table-cell table:formula="of:=IF([opt3.B128]=&quot;norwegian&quot;;IF([opt3.C128]=&quot;lundehund&quot;;[opt3.D128];0);0)" office:value-type="float" office:value="0.2751129" calcext:value-type="float">
            <text:p>0,2751129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23607156" calcext:value-type="float">
            <text:p>0,23607156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23035163" calcext:value-type="float">
            <text:p>0,23035163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7680595" calcext:value-type="float">
            <text:p>0,0768059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4951078" calcext:value-type="float">
            <text:p>0,04951078</text:p>
          </table:table-cell>
          <table:table-cell office:value-type="string" calcext:value-type="string">
            <text:p>0.01651198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41688058" calcext:value-type="float">
            <text:p>0,41688058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3.B138]=&quot;miniature&quot;;IF([opt3.C138]=&quot;schnauzer&quot;;[opt3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9104213" calcext:value-type="float">
            <text:p>0,19104213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84645085" calcext:value-type="float">
            <text:p>0,08464508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20160949" calcext:value-type="float">
            <text:p>0,020160949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1651199" calcext:value-type="float">
            <text:p>0,01651199</text:p>
          </table:table-cell>
          <table:table-cell office:value-type="string" calcext:value-type="string">
            <text:p>0.009096052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7870157" calcext:value-type="float">
            <text:p>0,7870157</text:p>
          </table:table-cell>
          <table:table-cell table:number-columns-repeated="4"/>
          <table:table-cell table:formula="of:=IF([opt3.B148]=&quot;english&quot;;IF([opt3.C148]=&quot;springer&quot;;IF([opt3.D148]=&quot;spaniel&quot;;[opt3.E148];0);0);0)" office:value-type="float" office:value="0.7870157" calcext:value-type="float">
            <text:p>0,787015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3655029" calcext:value-type="float">
            <text:p>0,03655029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16813701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261387" calcext:value-type="float">
            <text:p>0,03261387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19436136" calcext:value-type="float">
            <text:p>0,019436136</text:p>
          </table:table-cell>
          <table:table-cell office:value-type="string" calcext:value-type="string">
            <text:p>0.047679115</text:p>
          </table:table-cell>
          <table:table-cell table:number-columns-repeated="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09096047" calcext:value-type="float">
            <text:p>0,00909604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906213" calcext:value-type="float">
            <text:p>0,9906213</text:p>
          </table:table-cell>
          <table:table-cell table:number-columns-repeated="5"/>
          <table:table-cell table:formula="of:=IF([opt3.B158]=&quot;afghan&quot;;IF([opt3.C158]=&quot;hound&quot;;[opt3.D158];0);0)" office:value-type="float" office:value="0.9906213" calcext:value-type="float">
            <text:p>0,990621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030755461" calcext:value-type="float">
            <text:p>0,0030755461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053212274" calcext:value-type="float">
            <text:p>0,0005321227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048811865" calcext:value-type="float">
            <text:p>0,0004881187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03566738" calcext:value-type="float">
            <text:p>0,000356673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97379136" calcext:value-type="float">
            <text:p>0,97379136</text:p>
          </table:table-cell>
          <table:table-cell table:number-columns-repeated="6"/>
          <table:table-cell table:formula="of:=IF([opt3.B168]=&quot;affenpinscher&quot;;[opt3.C168];0)" office:value-type="float" office:value="0.97379136" calcext:value-type="float">
            <text:p>0,97379136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67910566" calcext:value-type="float">
            <text:p>0,0067910566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022776083" calcext:value-type="float">
            <text:p>0,0022776083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0074108667" calcext:value-type="float">
            <text:p>0,0007410867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0068625645" calcext:value-type="float">
            <text:p>0,000686256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7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4825745" calcext:value-type="float">
            <text:p>0,94825745</text:p>
          </table:table-cell>
          <table:table-cell table:number-columns-repeated="6"/>
          <table:table-cell table:formula="of:=IF([opt3.B178]=&quot;pomeranian&quot;;[opt3.C178];0)" office:value-type="float" office:value="0.94825745" calcext:value-type="float">
            <text:p>0,9482574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skimo</text:p>
          </table:table-cell>
          <table:table-cell office:value-type="string" calcext:value-type="string">
            <text:p>dog</text:p>
          </table:table-cell>
          <table:table-cell office:value-type="float" office:value="0.011768942" calcext:value-type="float">
            <text:p>0,011768942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301328" calcext:value-type="float">
            <text:p>0,003301328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eeshond</text:p>
          </table:table-cell>
          <table:table-cell office:value-type="float" office:value="0.003195902" calcext:value-type="float">
            <text:p>0,003195902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024922714" calcext:value-type="float">
            <text:p>0,0024922714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8602032" calcext:value-type="float">
            <text:p>0,8602032</text:p>
          </table:table-cell>
          <table:table-cell table:number-columns-repeated="4"/>
          <table:table-cell table:formula="of:=IF([opt3.B188]=&quot;german&quot;;IF([opt3.C188]=&quot;shepherd&quot;;IF([opt3.D188]=&quot;dog&quot;;[opt3.E188];0);0);0)" office:value-type="float" office:value="0.8602032" calcext:value-type="float">
            <text:p>0,860203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61116472" calcext:value-type="float">
            <text:p>0,061116472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tervuren</text:p>
          </table:table-cell>
          <table:table-cell office:value-type="float" office:value="0.029026557" calcext:value-type="float">
            <text:p>0,029026557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8594283" calcext:value-type="float">
            <text:p>0,00859428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auceron</text:p>
          </table:table-cell>
          <table:table-cell office:value-type="float" office:value="0.007302932" calcext:value-type="float">
            <text:p>0,007302932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7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697075" calcext:value-type="float">
            <text:p>0,9697075</text:p>
          </table:table-cell>
          <table:table-cell table:number-columns-repeated="5"/>
          <table:table-cell table:formula="of:=IF([opt3.B198]=&quot;australian&quot;;IF([opt3.C198]=&quot;shepherd&quot;;[opt3.D198];0);0)" office:value-type="float" office:value="0.9697075" calcext:value-type="float">
            <text:p>0,9697075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11993288" calcext:value-type="float">
            <text:p>0,011993288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60070273" calcext:value-type="float">
            <text:p>0,0060070273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5434493" calcext:value-type="float">
            <text:p>0,0045434493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14199809" calcext:value-type="float">
            <text:p>0,0014199809</text:p>
          </table:table-cell>
          <table:table-cell table:number-columns-repeated="13"/>
        </table:table-row>
      </table:table>
      <table:table table:name="opt4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0:45:49.855 2309-2350/org.tensorflow.demo I/tensorflow: ClassifierActivity: Inference time: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24147358" calcext:value-type="float">
            <text:p>24147358</text:p>
          </table:table-cell>
          <table:table-cell office:value-type="float" office:value="88222178" calcext:value-type="float">
            <text:p>88222178</text:p>
          </table:table-cell>
          <table:table-cell table:style-name="ce1" office:value-type="percentage" office:value="0.726" calcext:value-type="percentage">
            <text:p>72,60%</text:p>
          </table:table-cell>
          <table:table-cell office:value-type="string" calcext:value-type="string">
            <text:p>/home/aw/MobileInceptionRetrained/graphs/inception_v3_5000/opt4_retrained_dog_graph_inception_v3_5000_0.01.pb</text:p>
          </table:table-cell>
          <table:table-cell table:number-columns-repeated="9"/>
          <table:table-cell office:value-type="string" calcext:value-type="string">
            <text:p>01-23 10:45:52.920 2309-2350/org.tensorflow.demo I/tensorflow: ClassifierActivity: Inference time: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5:56.228 2309-2350/org.tensorflow.demo I/tensorflow: ClassifierActivity: Inference time: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4.J6:.J202])" office:value-type="float" office:value="0.62158823" calcext:value-type="float">
            <text:p>0,62158823</text:p>
          </table:table-cell>
          <table:table-cell table:style-name="ce2" table:formula="of:=COUNTIFS([opt4.J6:.J200];&quot;=0&quot;)" office:value-type="float" office:value="4" calcext:value-type="float">
            <text:p>4</text:p>
          </table:table-cell>
          <table:table-cell table:style-name="ce2" table:formula="of:=AVERAGE([.P1:.P20])" office:value-type="float" office:value="1108.2" calcext:value-type="float">
            <text:p>1108,2</text:p>
          </table:table-cell>
          <table:table-cell table:number-columns-repeated="2"/>
          <table:table-cell office:value-type="string" calcext:value-type="string">
            <text:p>01-23 10:45:59.455 2309-2350/org.tensorflow.demo I/tensorflow: ClassifierActivity: Inference time: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6:02.567 2309-2350/org.tensorflow.demo I/tensorflow: ClassifierActivity: Inference time: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0s</text:p>
          </table:table-cell>
          <table:table-cell table:number-columns-repeated="10"/>
          <table:table-cell office:value-type="string" calcext:value-type="string">
            <text:p>01-23 10:46:05.796 2309-2350/org.tensorflow.demo I/tensorflow: ClassifierActivity: Inference time: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6:09.153 2309-2350/org.tensorflow.demo I/tensorflow: ClassifierActivity: Inference time: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63840836" calcext:value-type="float">
            <text:p>0,63840836</text:p>
          </table:table-cell>
          <table:table-cell table:number-columns-repeated="5"/>
          <table:table-cell table:formula="of:=IF([opt4.B8]=&quot;great&quot;;IF([opt4.C8]=&quot;dane&quot;;[opt4.D8];0);0)" office:value-type="float" office:value="0.63840836" calcext:value-type="float">
            <text:p>0,63840836</text:p>
          </table:table-cell>
          <table:table-cell table:number-columns-repeated="4"/>
          <table:table-cell office:value-type="string" calcext:value-type="string">
            <text:p>01-23 10:46:12.217 2309-2350/org.tensorflow.demo I/tensorflow: ClassifierActivity: Inference time: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9079585" calcext:value-type="float">
            <text:p>0,09079585</text:p>
          </table:table-cell>
          <table:table-cell table:number-columns-repeated="11"/>
          <table:table-cell office:value-type="string" calcext:value-type="string">
            <text:p>01-23 10:46:15.480 2309-2350/org.tensorflow.demo I/tensorflow: ClassifierActivity: Inference time: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8277201" calcext:value-type="float">
            <text:p>0,08277201</text:p>
          </table:table-cell>
          <table:table-cell table:number-columns-repeated="10"/>
          <table:table-cell office:value-type="string" calcext:value-type="string">
            <text:p>01-23 10:46:18.551 2309-2350/org.tensorflow.demo I/tensorflow: ClassifierActivity: Inference time: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mastiff</text:p>
          </table:table-cell>
          <table:table-cell office:value-type="float" office:value="0.04723612" calcext:value-type="float">
            <text:p>0,04723612</text:p>
          </table:table-cell>
          <table:table-cell table:number-columns-repeated="10"/>
          <table:table-cell office:value-type="string" calcext:value-type="string">
            <text:p>01-23 10:46:21.842 2309-2350/org.tensorflow.demo I/tensorflow: ClassifierActivity: Inference time: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31038275" calcext:value-type="float">
            <text:p>0,031038275</text:p>
          </table:table-cell>
          <table:table-cell table:number-columns-repeated="11"/>
          <table:table-cell office:value-type="string" calcext:value-type="string">
            <text:p>01-23 10:46:24.936 2309-2350/org.tensorflow.demo I/tensorflow: ClassifierActivity: Inference time: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6:28.229 2309-2350/org.tensorflow.demo I/tensorflow: ClassifierActivity: Inference time: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0:46:31.465 2309-2350/org.tensorflow.demo I/tensorflow: ClassifierActivity: Inference time: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6:34.643 2309-2350/org.tensorflow.demo I/tensorflow: ClassifierActivity: Inference time: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0"/>
          <table:table-cell office:value-type="string" calcext:value-type="string">
            <text:p>01-23 10:46:37.825 2309-2350/org.tensorflow.demo I/tensorflow: ClassifierActivity: Inference time: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46:41.022 2309-2350/org.tensorflow.demo I/tensorflow: ClassifierActivity: Inference time: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5844663" calcext:value-type="float">
            <text:p>0,5844663</text:p>
          </table:table-cell>
          <table:table-cell table:number-columns-repeated="6"/>
          <table:table-cell table:formula="of:=IF([opt4.B18]=&quot;maltese&quot;;[opt4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0:46:44.191 2309-2350/org.tensorflow.demo I/tensorflow: ClassifierActivity: Inference time: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14160645" calcext:value-type="float">
            <text:p>0,14160645</text:p>
          </table:table-cell>
          <table:table-cell table:number-columns-repeated="11"/>
          <table:table-cell office:value-type="string" calcext:value-type="string">
            <text:p>01-23 10:46:47.557 2309-2350/org.tensorflow.demo I/tensorflow: ClassifierActivity: Inference time: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0679341" calcext:value-type="float">
            <text:p>0,10679341</text:p>
          </table:table-cell>
          <table:table-cell table:number-columns-repeated="11"/>
          <table:table-cell office:value-type="string" calcext:value-type="string">
            <text:p>01-23 10:46:51.008 2309-2350/org.tensorflow.demo I/tensorflow: ClassifierActivity: Inference time: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438837" calcext:value-type="float">
            <text:p>0,04438837</text:p>
          </table:table-cell>
          <table:table-cell table:number-columns-repeated="10"/>
          <table:table-cell office:value-type="string" calcext:value-type="string">
            <text:p>01-23 10:46:54.406 2309-2350/org.tensorflow.demo I/tensorflow: ClassifierActivity: Inference time: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23405418" calcext:value-type="float">
            <text:p>0,023405418</text:p>
          </table:table-cell>
          <table:table-cell table:number-columns-repeated="10"/>
          <table:table-cell office:value-type="string" calcext:value-type="string">
            <text:p>01-23 10:46:57.501 2309-2350/org.tensorflow.demo I/tensorflow: ClassifierActivity: Inference time: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30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8634074" calcext:value-type="float">
            <text:p>0,8634074</text:p>
          </table:table-cell>
          <table:table-cell table:number-columns-repeated="5"/>
          <table:table-cell table:formula="of:=IF([opt4.B28]=&quot;border&quot;;IF([opt4.C28]=&quot;collie&quot;;[opt4.D28];0);0)" office:value-type="float" office:value="0.8634074" calcext:value-type="float">
            <text:p>0,863407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09246028" calcext:value-type="float">
            <text:p>0,09246028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881398" calcext:value-type="float">
            <text:p>0,00881398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6237585" calcext:value-type="float">
            <text:p>0,006237585</text:p>
          </table:table-cell>
          <table:table-cell table:number-columns-repeated="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4226203" calcext:value-type="float">
            <text:p>0,001422620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41271675" calcext:value-type="float">
            <text:p>0,41271675</text:p>
          </table:table-cell>
          <table:table-cell office:value-type="float" office:value="0.5002785" calcext:value-type="float">
            <text:p>0,5002785</text:p>
          </table:table-cell>
          <table:table-cell table:number-columns-repeated="3"/>
          <table:table-cell table:formula="of:=IF([opt4.B38]=&quot;greater&quot;;IF([opt4.C38]=&quot;swiss&quot;;IF([opt4.D38]=&quot;mountain&quot;;IF([opt4.E38]=&quot;dog&quot;;[opt4.F38];0)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39273652" calcext:value-type="float">
            <text:p>0,3927365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45257874" calcext:value-type="float">
            <text:p>0,045257874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57744244" calcext:value-type="float">
            <text:p>0,0057744244</text:p>
          </table:table-cell>
          <table:table-cell office:value-type="float" office:value="0.004559981" calcext:value-type="float">
            <text:p>0,004559981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inscher</text:p>
          </table:table-cell>
          <table:table-cell office:value-type="float" office:value="0.005167273" calcext:value-type="float">
            <text:p>0,00516727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355672" calcext:value-type="float">
            <text:p>0,9355672</text:p>
          </table:table-cell>
          <table:table-cell table:number-columns-repeated="5"/>
          <table:table-cell table:formula="of:=IF([opt4.B48]=&quot;bedlington&quot;;IF([opt4.C48]=&quot;terrier&quot;;[opt4.D48];0);0)" office:value-type="float" office:value="0.9355672" calcext:value-type="float">
            <text:p>0,9355672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68224934" calcext:value-type="float">
            <text:p>0,0068224934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maal</text:p>
          </table:table-cell>
          <table:table-cell office:value-type="string" calcext:value-type="string">
            <text:p>terrier</text:p>
          </table:table-cell>
          <table:table-cell office:value-type="float" office:value="0.0038228077" calcext:value-type="float">
            <text:p>0,0038228077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29626826" calcext:value-type="float">
            <text:p>0,0029626826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2771802" calcext:value-type="float">
            <text:p>0,002771802</text:p>
          </table:table-cell>
          <table:table-cell office:value-type="float" office:value="0.0014881494" calcext:value-type="float">
            <text:p>0,001488149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6742431" calcext:value-type="float">
            <text:p>0,6742431</text:p>
          </table:table-cell>
          <table:table-cell table:number-columns-repeated="6"/>
          <table:table-cell table:formula="of:=IF([opt4.B58]=&quot;akita&quot;;[opt4.C58];0)" office:value-type="float" office:value="0.6742431" calcext:value-type="float">
            <text:p>0,674243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83684504" calcext:value-type="float">
            <text:p>0,083684504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6883417" calcext:value-type="float">
            <text:p>0,06883417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6564473" calcext:value-type="float">
            <text:p>0,06564473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47520135" calcext:value-type="float">
            <text:p>0,04752013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944561" calcext:value-type="float">
            <text:p>0,9944561</text:p>
          </table:table-cell>
          <table:table-cell table:number-columns-repeated="6"/>
          <table:table-cell table:formula="of:=IF([opt4.B68]=&quot;chihuahua&quot;;[opt4.C68];0)" office:value-type="float" office:value="0.9944561" calcext:value-type="float">
            <text:p>0,9944561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078043394" calcext:value-type="float">
            <text:p>0,0007804339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03568372" calcext:value-type="float">
            <text:p>0,0003568372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terrier</text:p>
          </table:table-cell>
          <table:table-cell office:value-type="float" office:value="0.00033805036" calcext:value-type="float">
            <text:p>0,0003380504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026097384" calcext:value-type="float">
            <text:p>0,000260973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9079134" calcext:value-type="float">
            <text:p>0,19079134</text:p>
          </table:table-cell>
          <table:table-cell table:number-columns-repeated="4"/>
          <table:table-cell table:formula="of:=IF([opt4.B78]=&quot;pembroke&quot;;IF([opt4.C78]=&quot;welsh&quot;;IF([opt4.D78]=&quot;corgi&quot;;[opt4.E7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6135423" calcext:value-type="float">
            <text:p>0,16135423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5708196" calcext:value-type="float">
            <text:p>0,15708196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98363794" calcext:value-type="float">
            <text:p>0,098363794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60073104" calcext:value-type="float">
            <text:p>0,06007310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74649215" calcext:value-type="float">
            <text:p>0,74649215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4.B88]=&quot;canaan&quot;;IF([opt4.C88]=&quot;dog&quot;;[opt4.D88];0);0)" office:value-type="float" office:value="0.74649215" calcext:value-type="float">
            <text:p>0,7464921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96547075" calcext:value-type="float">
            <text:p>0,096547075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66976026" calcext:value-type="float">
            <text:p>0,066976026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1423768" calcext:value-type="float">
            <text:p>0,01423768</text:p>
          </table:table-cell>
          <table:table-cell office:value-type="float" office:value="0.01536047" calcext:value-type="float">
            <text:p>0,01536047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toli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099202925" calcext:value-type="float">
            <text:p>0,009920292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123878" calcext:value-type="float">
            <text:p>0,5123878</text:p>
          </table:table-cell>
          <table:table-cell table:number-columns-repeated="4"/>
          <table:table-cell table:formula="of:=IF([opt4.B98]=&quot;cardigan&quot;;IF([opt4.C98]=&quot;welsh&quot;;IF([opt4.D98]=&quot;corgi&quot;;[opt4.E98];0);0);0)" office:value-type="float" office:value="0.5123878" calcext:value-type="float">
            <text:p>0,5123878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40759784" calcext:value-type="float">
            <text:p>0,40759784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74080606" calcext:value-type="float">
            <text:p>0,0074080606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56338636" calcext:value-type="float">
            <text:p>0,0056338636</text:p>
          </table:table-cell>
          <table:table-cell office:value-type="string" calcext:value-type="string">
            <text:p>terrier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48073637" calcext:value-type="float">
            <text:p>0,004807363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88393635" calcext:value-type="float">
            <text:p>0,88393635</text:p>
          </table:table-cell>
          <table:table-cell table:number-columns-repeated="6"/>
          <table:table-cell table:formula="of:=IF([opt4.B108]=&quot;basenji&quot;;[opt4.C108];0)" office:value-type="float" office:value="0.88393635" calcext:value-type="float">
            <text:p>0,88393635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8479887" calcext:value-type="float">
            <text:p>0,008479887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08328144" calcext:value-type="float">
            <text:p>0,008328144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05287369" calcext:value-type="float">
            <text:p>0,005287369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050087306" calcext:value-type="float">
            <text:p>0,0050087306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40541342" calcext:value-type="float">
            <text:p>0,40541342</text:p>
          </table:table-cell>
          <table:table-cell office:value-type="string" calcext:value-type="string">
            <text:p>0.27511308</text:p>
          </table:table-cell>
          <table:table-cell table:number-columns-repeated="5"/>
          <table:table-cell table:formula="of:=IF([opt4.B118]=&quot;havanese&quot;;[opt4.C118];0)" office:value-type="float" office:value="0.40541342" calcext:value-type="float">
            <text:p>0,40541342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24580152" calcext:value-type="float">
            <text:p>0,24580152</text:p>
          </table:table-cell>
          <table:table-cell office:value-type="string" calcext:value-type="string">
            <text:p>0.23607057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1692538" calcext:value-type="float">
            <text:p>0,1692538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12034563" calcext:value-type="float">
            <text:p>0,12034563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09843491" calcext:value-type="float">
            <text:p>0,009843491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012748" calcext:value-type="float">
            <text:p>0,3012748</text:p>
          </table:table-cell>
          <table:table-cell table:number-columns-repeated="5"/>
          <table:table-cell table:formula="of:=IF([opt4.B128]=&quot;norwegian&quot;;IF([opt4.C128]=&quot;lundehund&quot;;[opt4.D128];0);0)" office:value-type="float" office:value="0.3012748" calcext:value-type="float">
            <text:p>0,3012748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26930484" calcext:value-type="float">
            <text:p>0,26930484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1754099" calcext:value-type="float">
            <text:p>0,1754099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7355139" calcext:value-type="float">
            <text:p>0,0735513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52230135" calcext:value-type="float">
            <text:p>0,052230135</text:p>
          </table:table-cell>
          <table:table-cell office:value-type="string" calcext:value-type="string">
            <text:p>0.01651198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4028156" calcext:value-type="float">
            <text:p>0,4028156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4.B138]=&quot;miniature&quot;;IF([opt4.C138]=&quot;schnauzer&quot;;[opt4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812748" calcext:value-type="float">
            <text:p>0,1812748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75343095" calcext:value-type="float">
            <text:p>0,07534309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2105011" calcext:value-type="float">
            <text:p>0,02105011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17949894" calcext:value-type="float">
            <text:p>0,017949894</text:p>
          </table:table-cell>
          <table:table-cell office:value-type="float" office:value="0.016511986" calcext:value-type="float">
            <text:p>0,016511986</text:p>
          </table:table-cell>
          <table:table-cell office:value-type="string" calcext:value-type="string">
            <text:p>0.009096052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76900756" calcext:value-type="float">
            <text:p>0,76900756</text:p>
          </table:table-cell>
          <table:table-cell table:number-columns-repeated="4"/>
          <table:table-cell table:formula="of:=IF([opt4.B148]=&quot;english&quot;;IF([opt4.C148]=&quot;springer&quot;;IF([opt4.D148]=&quot;spaniel&quot;;[opt4.E148];0);0);0)" office:value-type="float" office:value="0.76900756" calcext:value-type="float">
            <text:p>0,7690075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45347568" calcext:value-type="float">
            <text:p>0,045347568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16813701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0775236" calcext:value-type="float">
            <text:p>0,030775236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19203931" calcext:value-type="float">
            <text:p>0,019203931</text:p>
          </table:table-cell>
          <table:table-cell office:value-type="string" calcext:value-type="string">
            <text:p>0.047679115</text:p>
          </table:table-cell>
          <table:table-cell table:number-columns-repeated="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091095315" calcext:value-type="float">
            <text:p>0,009109531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904293" calcext:value-type="float">
            <text:p>0,9904293</text:p>
          </table:table-cell>
          <table:table-cell table:number-columns-repeated="5"/>
          <table:table-cell table:formula="of:=IF([opt4.B158]=&quot;afghan&quot;;IF([opt4.C158]=&quot;hound&quot;;[opt4.D158];0);0)" office:value-type="float" office:value="0.9904293" calcext:value-type="float">
            <text:p>0,990429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031367806" calcext:value-type="float">
            <text:p>0,0031367806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05105754" calcext:value-type="float">
            <text:p>0,0005105754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047006007" calcext:value-type="float">
            <text:p>0,0004700601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0036736386" calcext:value-type="float">
            <text:p>0,0003673639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9712416" calcext:value-type="float">
            <text:p>0,9712416</text:p>
          </table:table-cell>
          <table:table-cell table:number-columns-repeated="6"/>
          <table:table-cell table:formula="of:=IF([opt4.B168]=&quot;affenpinscher&quot;;[opt4.C168];0)" office:value-type="float" office:value="0.9712416" calcext:value-type="float">
            <text:p>0,9712416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64998055" calcext:value-type="float">
            <text:p>0,0064998055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029572237" calcext:value-type="float">
            <text:p>0,0029572237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0078986795" calcext:value-type="float">
            <text:p>0,000789868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0076748076" calcext:value-type="float">
            <text:p>0,000767480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7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4719726" calcext:value-type="float">
            <text:p>0,94719726</text:p>
          </table:table-cell>
          <table:table-cell table:number-columns-repeated="6"/>
          <table:table-cell table:formula="of:=IF([opt4.B178]=&quot;pomeranian&quot;;[opt4.C178];0)" office:value-type="float" office:value="0.94719726" calcext:value-type="float">
            <text:p>0,9471972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skimo</text:p>
          </table:table-cell>
          <table:table-cell office:value-type="string" calcext:value-type="string">
            <text:p>dog</text:p>
          </table:table-cell>
          <table:table-cell office:value-type="float" office:value="0.011881324" calcext:value-type="float">
            <text:p>0,011881324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2292446" calcext:value-type="float">
            <text:p>0,0032292446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eeshond</text:p>
          </table:table-cell>
          <table:table-cell office:value-type="float" office:value="0.003199406" calcext:value-type="float">
            <text:p>0,003199406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024391464" calcext:value-type="float">
            <text:p>0,0024391464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9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835928" calcext:value-type="float">
            <text:p>0,835928</text:p>
          </table:table-cell>
          <table:table-cell table:number-columns-repeated="4"/>
          <table:table-cell table:formula="of:=IF([opt4.B188]=&quot;german&quot;;IF([opt4.C188]=&quot;shepherd&quot;;IF([opt4.D188]=&quot;dog&quot;;[opt4.E188];0);0);0)" office:value-type="float" office:value="0.835928" calcext:value-type="float">
            <text:p>0,83592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6647194" calcext:value-type="float">
            <text:p>0,06647194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tervuren</text:p>
          </table:table-cell>
          <table:table-cell office:value-type="float" office:value="0.026760373" calcext:value-type="float">
            <text:p>0,026760373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13660713" calcext:value-type="float">
            <text:p>0,013660713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12377742" calcext:value-type="float">
            <text:p>0,01237774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28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623742" calcext:value-type="float">
            <text:p>0,9623742</text:p>
          </table:table-cell>
          <table:table-cell table:number-columns-repeated="5"/>
          <table:table-cell table:formula="of:=IF([opt4.B198]=&quot;australian&quot;;IF([opt4.C198]=&quot;shepherd&quot;;[opt4.D198];0);0)" office:value-type="float" office:value="0.9623742" calcext:value-type="float">
            <text:p>0,9623742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18016033" calcext:value-type="float">
            <text:p>0,018016033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67498493" calcext:value-type="float">
            <text:p>0,0067498493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221308" calcext:value-type="float">
            <text:p>0,004221308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12989994" calcext:value-type="float">
            <text:p>0,0012989994</text:p>
          </table:table-cell>
          <table:table-cell table:number-columns-repeated="13"/>
        </table:table-row>
      </table:table>
      <table:table table:name="result" table:style-name="ta1">
        <table:table-column table:style-name="co1" table:default-cell-style-name="Default"/>
        <table:table-column table:style-name="co1" table:number-columns-repeated="3" table:default-cell-style-name="ce5"/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retrained</text:p>
          </table:table-cell>
          <table:table-cell table:formula="of:=[retrained.J4]" office:value-type="float" office:value="0.649228464" calcext:value-type="float">
            <text:p>0,649228464</text:p>
          </table:table-cell>
          <table:table-cell table:formula="of:=[retrained.K4]" office:value-type="float" office:value="3" calcext:value-type="float">
            <text:p>3</text:p>
          </table:table-cell>
          <table:table-cell table:formula="of:=[retrained.L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1</text:p>
          </table:table-cell>
          <table:table-cell table:formula="of:=[opt1.J$4]" office:value-type="float" office:value="0.6492285555" calcext:value-type="float">
            <text:p>0,6492285555</text:p>
          </table:table-cell>
          <table:table-cell table:formula="of:=[opt1.K$4]" office:value-type="float" office:value="3" calcext:value-type="float">
            <text:p>3</text:p>
          </table:table-cell>
          <table:table-cell table:formula="of:=[opt1.L$4]" office:value-type="float" office:value="1092.15" calcext:value-type="float">
            <text:p>1092,15</text:p>
          </table:table-cell>
        </table:table-row>
        <table:table-row table:style-name="ro1">
          <table:table-cell office:value-type="string" calcext:value-type="string">
            <text:p>opt2</text:p>
          </table:table-cell>
          <table:table-cell table:formula="of:=[opt2.J$4]" office:value-type="float" office:value="0.6198189485" calcext:value-type="float">
            <text:p>0,6198189485</text:p>
          </table:table-cell>
          <table:table-cell table:formula="of:=[opt2.K$4]" office:value-type="float" office:value="4" calcext:value-type="float">
            <text:p>4</text:p>
          </table:table-cell>
          <table:table-cell table:formula="of:=[opt2.L$4]" office:value-type="float" office:value="1094.4" calcext:value-type="float">
            <text:p>1094,4</text:p>
          </table:table-cell>
        </table:table-row>
        <table:table-row table:style-name="ro1">
          <table:table-cell office:value-type="string" calcext:value-type="string">
            <text:p>opt3</text:p>
          </table:table-cell>
          <table:table-cell table:formula="of:=[opt3.J$4]" office:value-type="float" office:value="0.6492285555" calcext:value-type="float">
            <text:p>0,6492285555</text:p>
          </table:table-cell>
          <table:table-cell table:formula="of:=[opt3.K$4]" office:value-type="float" office:value="3" calcext:value-type="float">
            <text:p>3</text:p>
          </table:table-cell>
          <table:table-cell table:formula="of:=[opt3.L$4]" office:value-type="float" office:value="1139.9" calcext:value-type="float">
            <text:p>1139,9</text:p>
          </table:table-cell>
        </table:table-row>
        <table:table-row table:style-name="ro1">
          <table:table-cell office:value-type="string" calcext:value-type="string">
            <text:p>opt4</text:p>
          </table:table-cell>
          <table:table-cell table:formula="of:=[opt4.J$4]" office:value-type="float" office:value="0.62158823" calcext:value-type="float">
            <text:p>0,62158823</text:p>
          </table:table-cell>
          <table:table-cell table:formula="of:=[opt4.K$4]" office:value-type="float" office:value="4" calcext:value-type="float">
            <text:p>4</text:p>
          </table:table-cell>
          <table:table-cell table:formula="of:=[opt4.L$4]" office:value-type="float" office:value="1108.2" calcext:value-type="float">
            <text:p>1108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.00.0000</text:date>, <text:time style:data-style-name="N2" text:time-value="18:12:04.31708219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3:25:24.114117212</meta:creation-date>
    <dc:date>2018-01-23T17:14:20.860083580</dc:date>
    <meta:editing-duration>PT2H24M40S</meta:editing-duration>
    <meta:editing-cycles>14</meta:editing-cycles>
    <meta:generator>LibreOffice/5.1.6.2$Linux_X86_64 LibreOffice_project/10m0$Build-2</meta:generator>
    <meta:document-statistic meta:table-count="6" meta:cell-count="3022" meta:object-count="0"/>
  </office:meta>
</office:document-meta>
</file>